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0%" style:writing-mode="lr-tb"/>
    </style:style>
    <style:style style:name="T1_1" style:family="text">
      <style:text-properties fo:font-size="13pt" style:font-size-asian="13pt" style:font-size-complex="13pt" fo:font-weight="bold" style:font-weight-asian="bold" style:font-weight-complex="bold"/>
    </style:style>
    <style:style style:name="T1_2" style:family="text">
      <style:text-properties fo:font-size="13pt" style:font-size-asian="13pt" style:font-size-complex="13pt" fo:font-weight="bold" style:font-weight-asian="bold" style:font-weight-complex="bold"/>
    </style:style>
    <style:style style:name="T1_3" style:family="text">
      <style:text-properties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line-height="100%" style:writing-mode="lr-tb"/>
    </style:style>
    <style:style style:name="T2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9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0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6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7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8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19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0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2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3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4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2_25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text-align="center" fo:break-before="auto" fo:line-height="100%" style:writing-mode="lr-tb"/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25%" style:writing-mode="lr-tb"/>
    </style:style>
    <style:style style:name="T4_1" style:family="text">
      <style:text-properties fo:font-size="9pt" style:font-size-asian="9pt" style:font-size-complex="9pt"/>
    </style:style>
    <style:style style:name="T4_2" style:family="text">
      <style:text-properties fo:font-size="9pt" style:font-size-asian="9pt" style:font-size-complex="9pt"/>
    </style:style>
    <style:style style:name="T4_3" style:family="text">
      <style:text-properties fo:font-size="9pt" style:font-size-asian="9pt" style:font-size-complex="9pt"/>
    </style:style>
    <style:style style:name="T4_4" style:family="text">
      <style:text-properties fo:font-size="9pt" style:font-size-asian="9pt" style:font-size-complex="9pt"/>
    </style:style>
    <style:style style:name="T4_5" style:family="text">
      <style:text-properties fo:font-size="9pt" style:font-size-asian="9pt" style:font-size-complex="9pt"/>
    </style:style>
    <style:style style:name="T4_6" style:family="text">
      <style:text-properties fo:font-size="9pt" style:font-size-asian="9pt" style:font-size-complex="9pt"/>
    </style:style>
    <style:style style:name="T4_7" style:family="text">
      <style:text-properties fo:font-size="9pt" style:font-size-asian="9pt" style:font-size-complex="9pt"/>
    </style:style>
    <style:style style:name="T4_8" style:family="text">
      <style:text-properties fo:font-size="9pt" style:font-size-asian="9pt" style:font-size-complex="9pt"/>
    </style:style>
    <style:style style:name="T4_9" style:family="text">
      <style:text-properties fo:font-size="9pt" style:font-size-asian="9pt" style:font-size-complex="9pt"/>
    </style:style>
    <style:style style:name="T4_10" style:family="text">
      <style:text-properties fo:font-size="9pt" style:font-size-asian="9pt" style:font-size-complex="9pt"/>
    </style:style>
    <style:style style:name="T4_11" style:family="text">
      <style:text-properties fo:font-size="9pt" style:font-size-asian="9pt" style:font-size-complex="9pt"/>
    </style:style>
    <style:style style:name="T4_12" style:family="text">
      <style:text-properties fo:font-size="9pt" style:font-size-asian="9pt" style:font-size-complex="9pt"/>
    </style:style>
    <style:style style:name="T4_13" style:family="text">
      <style:text-properties fo:font-size="9pt" style:font-size-asian="9pt" style:font-size-complex="9pt"/>
    </style:style>
    <style:style style:name="T4_14" style:family="text">
      <style:text-properties fo:font-size="9pt" style:font-size-asian="9pt" style:font-size-complex="9pt"/>
    </style:style>
    <style:style style:name="T4_15" style:family="text">
      <style:text-properties fo:font-size="9pt" style:font-size-asian="9pt" style:font-size-complex="9pt"/>
    </style:style>
    <style:style style:name="T4_16" style:family="text">
      <style:text-properties fo:font-size="9pt" style:font-size-asian="9pt" style:font-size-complex="9pt"/>
    </style:style>
    <style:style style:name="T4_17" style:family="text">
      <style:text-properties fo:font-size="9pt" style:font-size-asian="9pt" style:font-size-complex="9pt"/>
    </style:style>
    <style:style style:name="T4_18" style:family="text">
      <style:text-properties fo:font-size="9pt" style:font-size-asian="9pt" style:font-size-complex="9pt"/>
    </style:style>
    <style:style style:name="T4_19" style:family="text">
      <style:text-properties fo:font-size="9pt" style:font-size-asian="9pt" style:font-size-complex="9pt"/>
    </style:style>
    <style:style style:name="T4_20" style:family="text">
      <style:text-properties fo:font-size="9pt" style:font-size-asian="9pt" style:font-size-complex="9pt"/>
    </style:style>
    <style:style style:name="T4_21" style:family="text">
      <style:text-properties fo:font-size="9pt" style:font-size-asian="9pt" style:font-size-complex="9pt"/>
    </style:style>
    <style:style style:name="T4_22" style:family="text">
      <style:text-properties fo:font-size="9pt" style:font-size-asian="9pt" style:font-size-complex="9pt"/>
    </style:style>
    <style:style style:name="T4_23" style:family="text">
      <style:text-properties fo:font-size="9pt" style:font-size-asian="9pt" style:font-size-complex="9pt"/>
    </style:style>
    <style:style style:name="T4_24" style:family="text">
      <style:text-properties fo:font-size="9pt" style:font-size-asian="9pt" style:font-size-complex="9pt"/>
    </style:style>
    <style:style style:name="T4_25" style:family="text">
      <style:text-properties fo:font-size="9pt" style:font-size-asian="9pt" style:font-size-complex="9pt"/>
    </style:style>
    <style:style style:name="T4_26" style:family="text">
      <style:text-properties fo:font-size="9pt" style:font-size-asian="9pt" style:font-size-complex="9pt"/>
    </style:style>
    <style:style style:name="T4_27" style:family="text">
      <style:text-properties fo:font-size="9pt" style:font-size-asian="9pt" style:font-size-complex="9pt"/>
    </style:style>
    <style:style style:name="T4_28" style:family="text">
      <style:text-properties fo:font-size="9pt" style:font-size-asian="9pt" style:font-size-complex="9pt"/>
    </style:style>
    <style:style style:name="T4_29" style:family="text">
      <style:text-properties fo:font-size="9pt" style:font-size-asian="9pt" style:font-size-complex="9pt"/>
    </style:style>
    <style:style style:name="T4_30" style:family="text">
      <style:text-properties fo:font-size="9pt" style:font-size-asian="9pt" style:font-size-complex="9pt"/>
    </style:style>
    <style:style style:name="T4_31" style:family="text">
      <style:text-properties fo:font-size="9pt" style:font-size-asian="9pt" style:font-size-complex="9pt"/>
    </style:style>
    <style:style style:name="T4_32" style:family="text">
      <style:text-properties fo:font-size="9pt" style:font-size-asian="9pt" style:font-size-complex="9pt"/>
    </style:style>
    <style:style style:name="T4_33" style:family="text">
      <style:text-properties fo:font-size="9pt" style:font-size-asian="9pt" style:font-size-complex="9pt"/>
    </style:style>
    <style:style style:name="T4_34" style:family="text">
      <style:text-properties fo:font-size="9pt" style:font-size-asian="9pt" style:font-size-complex="9pt"/>
    </style:style>
    <style:style style:name="T4_35" style:family="text">
      <style:text-properties fo:font-size="9pt" style:font-size-asian="9pt" style:font-size-complex="9pt"/>
    </style:style>
    <style:style style:name="T4_36" style:family="text">
      <style:text-properties fo:font-size="9pt" style:font-size-asian="9pt" style:font-size-complex="9pt"/>
    </style:style>
    <style:style style:name="T4_37" style:family="text">
      <style:text-properties fo:font-size="9pt" style:font-size-asian="9pt" style:font-size-complex="9pt"/>
    </style:style>
    <style:style style:name="T4_38" style:family="text">
      <style:text-properties fo:font-size="9pt" style:font-size-asian="9pt" style:font-size-complex="9pt"/>
    </style:style>
    <style:style style:name="T4_39" style:family="text">
      <style:text-properties fo:font-size="9pt" style:font-size-asian="9pt" style:font-size-complex="9pt"/>
    </style:style>
    <style:style style:name="T4_40" style:family="text">
      <style:text-properties fo:font-size="9pt" style:font-size-asian="9pt" style:font-size-complex="9pt"/>
    </style:style>
    <style:style style:name="T4_41" style:family="text">
      <style:text-properties fo:font-size="9pt" style:font-size-asian="9pt" style:font-size-complex="9pt"/>
    </style:style>
    <style:style style:name="T4_42" style:family="text">
      <style:text-properties fo:font-size="9pt" style:font-size-asian="9pt" style:font-size-complex="9pt"/>
    </style:style>
    <style:style style:name="T4_43" style:family="text">
      <style:text-properties fo:font-size="9pt" style:font-size-asian="9pt" style:font-size-complex="9pt"/>
    </style:style>
    <style:style style:name="T4_44" style:family="text">
      <style:text-properties fo:font-size="9pt" style:font-size-asian="9pt" style:font-size-complex="9pt"/>
    </style:style>
    <style:style style:name="T4_45" style:family="text">
      <style:text-properties fo:font-size="9pt" style:font-size-asian="9pt" style:font-size-complex="9pt"/>
    </style:style>
    <style:style style:name="T4_46" style:family="text">
      <style:text-properties fo:font-size="9pt" style:font-size-asian="9pt" style:font-size-complex="9pt"/>
    </style:style>
    <style:style style:name="T4_47" style:family="text">
      <style:text-properties fo:font-size="9pt" style:font-size-asian="9pt" style:font-size-complex="9pt"/>
    </style:style>
    <style:style style:name="T4_48" style:family="text">
      <style:text-properties fo:font-size="9pt" style:font-size-asian="9pt" style:font-size-complex="9pt"/>
    </style:style>
    <style:style style:name="T4_49" style:family="text">
      <style:text-properties fo:font-size="9pt" style:font-size-asian="9pt" style:font-size-complex="9pt"/>
    </style:style>
    <style:style style:name="T4_50" style:family="text">
      <style:text-properties fo:font-size="9pt" style:font-size-asian="9pt" style:font-size-complex="9pt"/>
    </style:style>
    <style:style style:name="T4_51" style:family="text">
      <style:text-properties fo:font-size="9pt" style:font-size-asian="9pt" style:font-size-complex="9pt"/>
    </style:style>
    <style:style style:name="T4_52" style:family="text">
      <style:text-properties fo:font-size="9pt" style:font-size-asian="9pt" style:font-size-complex="9pt"/>
    </style:style>
    <style:style style:name="T4_53" style:family="text">
      <style:text-properties fo:font-size="9pt" style:font-size-asian="9pt" style:font-size-complex="9pt"/>
    </style:style>
    <style:style style:name="T4_54" style:family="text">
      <style:text-properties fo:font-size="9pt" style:font-size-asian="9pt" style:font-size-complex="9pt"/>
    </style:style>
    <style:style style:name="T4_55" style:family="text">
      <style:text-properties fo:font-size="9pt" style:font-size-asian="9pt" style:font-size-complex="9pt"/>
    </style:style>
    <style:style style:name="T4_56" style:family="text">
      <style:text-properties fo:font-size="9pt" style:font-size-asian="9pt" style:font-size-complex="9pt"/>
    </style:style>
    <style:style style:name="T4_57" style:family="text">
      <style:text-properties fo:font-size="9pt" style:font-size-asian="9pt" style:font-size-complex="9pt"/>
    </style:style>
    <style:style style:name="T4_58" style:family="text">
      <style:text-properties fo:font-size="9pt" style:font-size-asian="9pt" style:font-size-complex="9pt"/>
    </style:style>
    <style:style style:name="T4_59" style:family="text">
      <style:text-properties fo:font-size="9pt" style:font-size-asian="9pt" style:font-size-complex="9pt"/>
    </style:style>
    <style:style style:name="T4_60" style:family="text">
      <style:text-properties fo:font-size="9pt" style:font-size-asian="9pt" style:font-size-complex="9pt"/>
    </style:style>
    <style:style style:name="T4_61" style:family="text">
      <style:text-properties fo:font-size="9pt" style:font-size-asian="9pt" style:font-size-complex="9pt"/>
    </style:style>
    <style:style style:name="T4_62" style:family="text">
      <style:text-properties fo:font-size="9pt" style:font-size-asian="9pt" style:font-size-complex="9pt"/>
    </style:style>
    <style:style style:name="T4_63" style:family="text">
      <style:text-properties fo:font-size="9pt" style:font-size-asian="9pt" style:font-size-complex="9pt"/>
    </style:style>
    <style:style style:name="T4_64" style:family="text">
      <style:text-properties fo:font-size="9pt" style:font-size-asian="9pt" style:font-size-complex="9pt"/>
    </style:style>
    <style:style style:name="T4_65" style:family="text">
      <style:text-properties fo:font-size="9pt" style:font-size-asian="9pt" style:font-size-complex="9pt"/>
    </style:style>
    <style:style style:name="T4_66" style:family="text">
      <style:text-properties fo:font-size="9pt" style:font-size-asian="9pt" style:font-size-complex="9pt"/>
    </style:style>
    <style:style style:name="T4_67" style:family="text">
      <style:text-properties fo:font-size="9pt" style:font-size-asian="9pt" style:font-size-complex="9pt"/>
    </style:style>
    <style:style style:name="T4_68" style:family="text">
      <style:text-properties fo:font-size="9pt" style:font-size-asian="9pt" style:font-size-complex="9pt"/>
    </style:style>
    <style:style style:name="T4_69" style:family="text">
      <style:text-properties fo:font-size="9pt" style:font-size-asian="9pt" style:font-size-complex="9pt"/>
    </style:style>
    <style:style style:name="T4_70" style:family="text">
      <style:text-properties fo:font-size="9pt" style:font-size-asian="9pt" style:font-size-complex="9pt"/>
    </style:style>
    <style:style style:name="T4_71" style:family="text">
      <style:text-properties fo:font-size="9pt" style:font-size-asian="9pt" style:font-size-complex="9pt"/>
    </style:style>
    <style:style style:name="T4_72" style:family="text">
      <style:text-properties fo:font-size="9pt" style:font-size-asian="9pt" style:font-size-complex="9pt"/>
    </style:style>
    <style:style style:name="T4_73" style:family="text">
      <style:text-properties fo:font-size="9pt" style:font-size-asian="9pt" style:font-size-complex="9pt"/>
    </style:style>
    <style:style style:name="T4_74" style:family="text">
      <style:text-properties fo:font-size="9pt" style:font-size-asian="9pt" style:font-size-complex="9pt"/>
    </style:style>
    <style:style style:name="T4_75" style:family="text">
      <style:text-properties fo:font-size="9pt" style:font-size-asian="9pt" style:font-size-complex="9pt"/>
    </style:style>
    <style:style style:name="T4_76" style:family="text">
      <style:text-properties fo:font-size="9pt" style:font-size-asian="9pt" style:font-size-complex="9pt"/>
    </style:style>
    <style:style style:name="T4_77" style:family="text">
      <style:text-properties fo:font-size="9pt" style:font-size-asian="9pt" style:font-size-complex="9pt"/>
    </style:style>
    <style:style style:name="T4_78" style:family="text">
      <style:text-properties fo:font-size="9pt" style:font-size-asian="9pt" style:font-size-complex="9pt"/>
    </style:style>
    <style:style style:name="T4_79" style:family="text">
      <style:text-properties fo:font-size="9pt" style:font-size-asian="9pt" style:font-size-complex="9pt"/>
    </style:style>
    <style:style style:name="T4_80" style:family="text">
      <style:text-properties fo:font-size="9pt" style:font-size-asian="9pt" style:font-size-complex="9pt"/>
    </style:style>
    <style:style style:name="T4_81" style:family="text">
      <style:text-properties fo:font-size="9pt" style:font-size-asian="9pt" style:font-size-complex="9pt"/>
    </style:style>
    <style:style style:name="T4_82" style:family="text">
      <style:text-properties fo:font-size="9pt" style:font-size-asian="9pt" style:font-size-complex="9pt"/>
    </style:style>
    <style:style style:name="T4_83" style:family="text">
      <style:text-properties fo:font-size="9pt" style:font-size-asian="9pt" style:font-size-complex="9pt"/>
    </style:style>
    <style:style style:name="T4_84" style:family="text">
      <style:text-properties fo:font-size="9pt" style:font-size-asian="9pt" style:font-size-complex="9pt"/>
    </style:style>
    <style:style style:name="T4_85" style:family="text">
      <style:text-properties fo:font-size="9pt" style:font-size-asian="9pt" style:font-size-complex="9pt"/>
    </style:style>
    <style:style style:name="T4_86" style:family="text">
      <style:text-properties fo:font-size="9pt" style:font-size-asian="9pt" style:font-size-complex="9pt"/>
    </style:style>
    <style:style style:name="T4_87" style:family="text">
      <style:text-properties fo:font-size="9pt" style:font-size-asian="9pt" style:font-size-complex="9pt"/>
    </style:style>
    <style:style style:name="T4_88" style:family="text">
      <style:text-properties fo:font-size="9pt" style:font-size-asian="9pt" style:font-size-complex="9pt"/>
    </style:style>
    <style:style style:name="T4_89" style:family="text">
      <style:text-properties fo:font-size="9pt" style:font-size-asian="9pt" style:font-size-complex="9pt"/>
    </style:style>
    <style:style style:name="T4_90" style:family="text">
      <style:text-properties fo:font-size="9pt" style:font-size-asian="9pt" style:font-size-complex="9pt"/>
    </style:style>
    <style:style style:name="T4_91" style:family="text">
      <style:text-properties fo:font-size="9pt" style:font-size-asian="9pt" style:font-size-complex="9pt"/>
    </style:style>
    <style:style style:name="T4_92" style:family="text">
      <style:text-properties fo:font-size="9pt" style:font-size-asian="9pt" style:font-size-complex="9pt"/>
    </style:style>
    <style:style style:name="T4_93" style:family="text">
      <style:text-properties fo:font-size="9pt" style:font-size-asian="9pt" style:font-size-complex="9pt"/>
    </style:style>
    <style:style style:name="T4_94" style:family="text">
      <style:text-properties fo:font-size="9pt" style:font-size-asian="9pt" style:font-size-complex="9pt"/>
    </style:style>
    <style:style style:name="T4_95" style:family="text">
      <style:text-properties fo:font-size="9pt" style:font-size-asian="9pt" style:font-size-complex="9pt"/>
    </style:style>
    <style:style style:name="T4_96" style:family="text">
      <style:text-properties fo:font-size="9pt" style:font-size-asian="9pt" style:font-size-complex="9pt"/>
    </style:style>
    <style:style style:name="T4_97" style:family="text">
      <style:text-properties fo:font-size="9pt" style:font-size-asian="9pt" style:font-size-complex="9pt"/>
    </style:style>
    <style:style style:name="T4_98" style:family="text">
      <style:text-properties fo:font-size="9pt" style:font-size-asian="9pt" style:font-size-complex="9pt"/>
    </style:style>
    <style:style style:name="T4_99" style:family="text">
      <style:text-properties fo:font-size="9pt" style:font-size-asian="9pt" style:font-size-complex="9pt"/>
    </style:style>
    <style:style style:name="T4_100" style:family="text">
      <style:text-properties fo:font-size="9pt" style:font-size-asian="9pt" style:font-size-complex="9pt"/>
    </style:style>
    <style:style style:name="T4_101" style:family="text">
      <style:text-properties fo:font-size="9pt" style:font-size-asian="9pt" style:font-size-complex="9pt"/>
    </style:style>
    <style:style style:name="T4_102" style:family="text">
      <style:text-properties fo:font-size="9pt" style:font-size-asian="9pt" style:font-size-complex="9pt"/>
    </style:style>
    <style:style style:name="T4_103" style:family="text">
      <style:text-properties fo:font-size="9pt" style:font-size-asian="9pt" style:font-size-complex="9pt"/>
    </style:style>
    <style:style style:name="T4_104" style:family="text">
      <style:text-properties fo:font-size="9pt" style:font-size-asian="9pt" style:font-size-complex="9pt"/>
    </style:style>
    <style:style style:name="T4_105" style:family="text">
      <style:text-properties fo:font-size="9pt" style:font-size-asian="9pt" style:font-size-complex="9pt"/>
    </style:style>
    <style:style style:name="T4_106" style:family="text">
      <style:text-properties fo:font-size="9pt" style:font-size-asian="9pt" style:font-size-complex="9pt"/>
    </style:style>
    <style:style style:name="T4_107" style:family="text">
      <style:text-properties fo:font-size="9pt" style:font-size-asian="9pt" style:font-size-complex="9pt"/>
    </style:style>
    <style:style style:name="T4_108" style:family="text">
      <style:text-properties fo:font-size="9pt" style:font-size-asian="9pt" style:font-size-complex="9pt"/>
    </style:style>
    <style:style style:name="T4_109" style:family="text">
      <style:text-properties fo:font-size="9pt" style:font-size-asian="9pt" style:font-size-complex="9pt"/>
    </style:style>
    <style:style style:name="T4_110" style:family="text">
      <style:text-properties fo:font-size="9pt" style:font-size-asian="9pt" style:font-size-complex="9pt"/>
    </style:style>
    <style:style style:name="T4_111" style:family="text">
      <style:text-properties fo:font-size="9pt" style:font-size-asian="9pt" style:font-size-complex="9pt"/>
    </style:style>
    <style:style style:name="T4_112" style:family="text">
      <style:text-properties fo:font-size="9pt" style:font-size-asian="9pt" style:font-size-complex="9pt"/>
    </style:style>
    <style:style style:name="T4_113" style:family="text">
      <style:text-properties fo:font-size="9pt" style:font-size-asian="9pt" style:font-size-complex="9pt"/>
    </style:style>
    <style:style style:name="T4_114" style:family="text">
      <style:text-properties fo:font-size="9pt" style:font-size-asian="9pt" style:font-size-complex="9pt"/>
    </style:style>
    <style:style style:name="T4_115" style:family="text">
      <style:text-properties fo:font-size="9pt" style:font-size-asian="9pt" style:font-size-complex="9pt"/>
    </style:style>
    <style:style style:name="T4_116" style:family="text">
      <style:text-properties fo:font-size="9pt" style:font-size-asian="9pt" style:font-size-complex="9pt"/>
    </style:style>
    <style:style style:name="T4_117" style:family="text">
      <style:text-properties fo:font-size="9pt" style:font-size-asian="9pt" style:font-size-complex="9pt"/>
    </style:style>
    <style:style style:name="T4_118" style:family="text">
      <style:text-properties fo:font-size="9pt" style:font-size-asian="9pt" style:font-size-complex="9pt"/>
    </style:style>
    <style:style style:name="T4_119" style:family="text">
      <style:text-properties fo:font-size="9pt" style:font-size-asian="9pt" style:font-size-complex="9pt"/>
    </style:style>
    <style:style style:name="T4_120" style:family="text">
      <style:text-properties fo:font-size="9pt" style:font-size-asian="9pt" style:font-size-complex="9pt"/>
    </style:style>
    <style:style style:name="T4_121" style:family="text">
      <style:text-properties fo:font-size="9pt" style:font-size-asian="9pt" style:font-size-complex="9pt"/>
    </style:style>
    <style:style style:name="T4_122" style:family="text">
      <style:text-properties fo:font-size="9pt" style:font-size-asian="9pt" style:font-size-complex="9pt"/>
    </style:style>
    <style:style style:name="T4_123" style:family="text">
      <style:text-properties fo:font-size="9pt" style:font-size-asian="9pt" style:font-size-complex="9pt"/>
    </style:style>
    <style:style style:name="T4_124" style:family="text">
      <style:text-properties fo:font-size="9pt" style:font-size-asian="9pt" style:font-size-complex="9pt"/>
    </style:style>
    <style:style style:name="T4_125" style:family="text">
      <style:text-properties fo:font-size="9pt" style:font-size-asian="9pt" style:font-size-complex="9pt"/>
    </style:style>
    <style:style style:name="T4_126" style:family="text">
      <style:text-properties fo:font-size="9pt" style:font-size-asian="9pt" style:font-size-complex="9pt"/>
    </style:style>
    <style:style style:name="T4_127" style:family="text">
      <style:text-properties fo:font-size="9pt" style:font-size-asian="9pt" style:font-size-complex="9pt"/>
    </style:style>
    <style:style style:name="T4_128" style:family="text">
      <style:text-properties fo:font-size="9pt" style:font-size-asian="9pt" style:font-size-complex="9pt"/>
    </style:style>
    <style:style style:name="T4_129" style:family="text">
      <style:text-properties fo:font-size="9pt" style:font-size-asian="9pt" style:font-size-complex="9pt"/>
    </style:style>
    <style:style style:name="T4_130" style:family="text">
      <style:text-properties fo:font-size="9pt" style:font-size-asian="9pt" style:font-size-complex="9pt"/>
    </style:style>
    <style:style style:name="T4_131" style:family="text">
      <style:text-properties fo:font-size="9pt" style:font-size-asian="9pt" style:font-size-complex="9pt"/>
    </style:style>
    <style:style style:name="T4_132" style:family="text">
      <style:text-properties fo:font-size="9pt" style:font-size-asian="9pt" style:font-size-complex="9pt"/>
    </style:style>
    <style:style style:name="T4_133" style:family="text">
      <style:text-properties fo:font-size="9pt" style:font-size-asian="9pt" style:font-size-complex="9pt"/>
    </style:style>
    <style:style style:name="T4_134" style:family="text">
      <style:text-properties fo:font-size="9pt" style:font-size-asian="9pt" style:font-size-complex="9pt"/>
    </style:style>
    <style:style style:name="T4_135" style:family="text">
      <style:text-properties fo:font-size="9pt" style:font-size-asian="9pt" style:font-size-complex="9pt"/>
    </style:style>
    <style:style style:name="T4_136" style:family="text">
      <style:text-properties fo:font-size="9pt" style:font-size-asian="9pt" style:font-size-complex="9pt"/>
    </style:style>
    <style:style style:name="T4_137" style:family="text">
      <style:text-properties fo:font-size="9pt" style:font-size-asian="9pt" style:font-size-complex="9pt"/>
    </style:style>
    <style:style style:name="T4_138" style:family="text">
      <style:text-properties fo:font-size="9pt" style:font-size-asian="9pt" style:font-size-complex="9pt"/>
    </style:style>
    <style:style style:name="T4_139" style:family="text">
      <style:text-properties fo:font-size="9pt" style:font-size-asian="9pt" style:font-size-complex="9pt"/>
    </style:style>
    <style:style style:name="T4_140" style:family="text">
      <style:text-properties fo:font-size="9pt" style:font-size-asian="9pt" style:font-size-complex="9pt"/>
    </style:style>
    <style:style style:name="T4_141" style:family="text">
      <style:text-properties fo:font-size="9pt" style:font-size-asian="9pt" style:font-size-complex="9pt"/>
    </style:style>
    <style:style style:name="T4_142" style:family="text">
      <style:text-properties fo:font-size="9pt" style:font-size-asian="9pt" style:font-size-complex="9pt"/>
    </style:style>
    <style:style style:name="T4_143" style:family="text">
      <style:text-properties fo:font-size="9pt" style:font-size-asian="9pt" style:font-size-complex="9pt"/>
    </style:style>
    <style:style style:name="T4_144" style:family="text">
      <style:text-properties fo:font-size="9pt" style:font-size-asian="9pt" style:font-size-complex="9pt"/>
    </style:style>
    <style:style style:name="T4_145" style:family="text">
      <style:text-properties fo:font-size="9pt" style:font-size-asian="9pt" style:font-size-complex="9pt"/>
    </style:style>
    <style:style style:name="T4_146" style:family="text">
      <style:text-properties fo:font-size="9pt" style:font-size-asian="9pt" style:font-size-complex="9pt"/>
    </style:style>
    <style:style style:name="T4_147" style:family="text">
      <style:text-properties fo:font-size="9pt" style:font-size-asian="9pt" style:font-size-complex="9pt"/>
    </style:style>
    <style:style style:name="T4_148" style:family="text">
      <style:text-properties fo:font-size="9pt" style:font-size-asian="9pt" style:font-size-complex="9pt"/>
    </style:style>
    <style:style style:name="T4_149" style:family="text">
      <style:text-properties fo:font-size="9pt" style:font-size-asian="9pt" style:font-size-complex="9pt"/>
    </style:style>
    <style:style style:name="T4_150" style:family="text">
      <style:text-properties fo:font-size="9pt" style:font-size-asian="9pt" style:font-size-complex="9pt"/>
    </style:style>
    <style:style style:name="P5" style:family="paragraph" style:parent-style-name="Standard">
      <style:paragraph-properties fo:break-before="auto" fo:line-height="125%" style:writing-mode="lr-tb"/>
      <style:text-properties fo:font-size="9pt" style:font-size-asian="9pt" style:font-size-complex="9pt"/>
    </style:style>
    <style:style style:name="P6" style:family="paragraph" style:parent-style-name="Standard">
      <style:paragraph-properties fo:break-before="auto" fo:line-height="12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2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2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/>
    <style:style style:name="P9" style:family="paragraph" style:parent-style-name="Standard">
      <style:paragraph-properties fo:break-before="auto" fo:line-height="125%" style:writing-mode="lr-tb"/>
    </style:style>
    <style:style style:name="P10" style:family="paragraph" style:parent-style-name="Standard">
      <style:paragraph-properties fo:break-before="auto" fo:line-height="12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/>
    <style:style style:name="P11" style:family="paragraph" style:parent-style-name="Standard">
      <style:paragraph-properties fo:break-before="auto" fo:line-height="12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>
      <style:text-properties fo:color="#1155cc" style:text-underline-style="solid" style:text-underline-color="font-color"/>
    </style:style>
    <style:style style:name="T12_49" style:family="text"/>
    <style:style style:name="T12_50" style:family="text">
      <style:text-properties fo:color="#1155cc" style:text-underline-style="solid" style:text-underline-color="font-color"/>
    </style:style>
    <style:style style:name="T12_51" style:family="text"/>
    <style:style style:name="T12_52" style:family="text">
      <style:text-properties fo:color="#1155cc" style:text-underline-style="solid" style:text-underline-color="font-color"/>
    </style:style>
    <style:style style:name="T12_53" style:family="text"/>
    <style:style style:name="T12_54" style:family="text">
      <style:text-properties fo:color="#1155cc" style:text-underline-style="solid" style:text-underline-color="font-color"/>
    </style:style>
    <style:style style:name="T12_55" style:family="text"/>
    <style:style style:name="T12_56" style:family="text">
      <style:text-properties fo:color="#1155cc" style:text-underline-style="solid" style:text-underline-color="font-color"/>
    </style:style>
    <style:style style:name="T12_57" style:family="text"/>
    <style:style style:name="T12_58" style:family="text">
      <style:text-properties fo:color="#1155cc" style:text-underline-style="solid" style:text-underline-color="font-color"/>
    </style:style>
    <style:style style:name="T12_59" style:family="text"/>
    <style:style style:name="T12_60" style:family="text">
      <style:text-properties fo:color="#1155cc" style:text-underline-style="solid" style:text-underline-color="font-color"/>
    </style:style>
    <style:style style:name="T12_61" style:family="text"/>
    <style:style style:name="T12_62" style:family="text">
      <style:text-properties fo:color="#1155cc" style:text-underline-style="solid" style:text-underline-color="font-color"/>
    </style:style>
    <style:style style:name="T12_63" style:family="text"/>
    <style:style style:name="T12_64" style:family="text">
      <style:text-properties fo:color="#1155cc" style:text-underline-style="solid" style:text-underline-color="font-color"/>
    </style:style>
    <style:style style:name="T12_65" style:family="text"/>
    <style:style style:name="T12_66" style:family="text">
      <style:text-properties fo:color="#1155cc" style:text-underline-style="solid" style:text-underline-color="font-color"/>
    </style:style>
    <style:style style:name="T12_67" style:family="text"/>
    <style:style style:name="T12_68" style:family="text">
      <style:text-properties fo:color="#1155cc" style:text-underline-style="solid" style:text-underline-color="font-color"/>
    </style:style>
    <style:style style:name="T12_69" style:family="text"/>
    <style:style style:name="T12_70" style:family="text">
      <style:text-properties fo:color="#1155cc" style:text-underline-style="solid" style:text-underline-color="font-color"/>
    </style:style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P15" style:family="paragraph" style:parent-style-name="Standard">
      <style:paragraph-properties fo:break-before="auto" fo:line-height="125%" style:writing-mode="lr-tb"/>
      <style:text-properties fo:font-size="9pt" style:font-size-asian="9pt" style:font-size-complex="9pt"/>
    </style:style>
    <style:style style:name="P16" style:family="paragraph" style:parent-style-name="Standard">
      <style:paragraph-properties fo:break-before="auto" fo:line-height="125%" style:writing-mode="lr-tb"/>
      <style:text-properties fo:font-size="9pt" style:font-size-asian="9pt" style:font-size-complex="9pt"/>
    </style:style>
    <style:style style:name="P17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3.388cm"/>
        </style:tab-stops>
      </style:paragraph-properties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3.388cm"/>
        </style:tab-stops>
      </style:paragraph-properties>
    </style:style>
    <style:style style:name="P19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3.388cm"/>
        </style:tab-stops>
      </style:paragraph-properties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3.388cm"/>
        </style:tab-stops>
      </style:paragraph-properties>
    </style:style>
    <style:style style:name="P21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3.388cm"/>
        </style:tab-stops>
      </style:paragraph-properties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3.388cm"/>
        </style:tab-stops>
      </style:paragraph-properties>
    </style:style>
    <style:style style:name="P23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3.388cm"/>
        </style:tab-stops>
      </style:paragraph-properties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25%" style:writing-mode="lr-tb"/>
      <style:text-properties fo:font-size="9pt" style:font-size-asian="9pt" style:font-size-complex="9pt"/>
    </style:style>
    <style:style style:name="P25" style:family="paragraph" style:parent-style-name="Standard">
      <style:paragraph-properties fo:break-before="auto" fo:line-height="125%" style:writing-mode="lr-tb"/>
    </style:style>
    <style:style style:name="T25_1" style:family="text">
      <style:text-properties fo:font-size="10pt" style:font-size-asian="10pt" style:font-size-complex="10pt" fo:font-weight="bold" style:font-weight-asian="bold" style:font-weight-complex="bold"/>
    </style:style>
    <style:style style:name="T25_2" style:family="text">
      <style:text-properties fo:font-size="10pt" style:font-size-asian="10pt" style:font-size-complex="10pt" fo:font-weight="bold" style:font-weight-asian="bold" style:font-weight-complex="bold"/>
    </style:style>
    <style:style style:name="T25_3" style:family="text">
      <style:text-properties fo:font-size="10pt" style:font-size-asian="10pt" style:font-size-complex="10pt" fo:font-weight="bold" style:font-weight-asian="bold" style:font-weight-complex="bold"/>
    </style:style>
    <style:style style:name="T25_4" style:family="text">
      <style:text-properties fo:font-size="10pt" style:font-size-asian="10pt" style:font-size-complex="10pt" fo:font-weight="bold" style:font-weight-asian="bold" style:font-weight-complex="bold"/>
    </style:style>
    <style:style style:name="T25_5" style:family="text">
      <style:text-properties fo:font-size="10pt" style:font-size-asian="10pt" style:font-size-complex="10pt" fo:font-weight="bold" style:font-weight-asian="bold" style:font-weight-complex="bold"/>
    </style:style>
    <style:style style:name="T25_6" style:family="text">
      <style:text-properties fo:font-size="10pt" style:font-size-asian="10pt" style:font-size-complex="10pt" fo:font-weight="bold" style:font-weight-asian="bold" style:font-weight-complex="bold"/>
    </style:style>
    <style:style style:name="T25_7" style:family="text">
      <style:text-properties fo:font-size="10pt" style:font-size-asian="10pt" style:font-size-complex="10pt" fo:font-weight="bold" style:font-weight-asian="bold" style:font-weight-complex="bold"/>
    </style:style>
    <style:style style:name="T25_8" style:family="text">
      <style:text-properties fo:font-size="10pt" style:font-size-asian="10pt" style:font-size-complex="10pt" fo:font-weight="bold" style:font-weight-asian="bold" style:font-weight-complex="bold"/>
    </style:style>
    <style:style style:name="T25_9" style:family="text">
      <style:text-properties fo:font-size="10pt" style:font-size-asian="10pt" style:font-size-complex="10pt" fo:font-weight="bold" style:font-weight-asian="bold" style:font-weight-complex="bold"/>
    </style:style>
    <style:style style:name="T25_10" style:family="text">
      <style:text-properties fo:font-size="10pt" style:font-size-asian="10pt" style:font-size-complex="10pt" fo:font-weight="bold" style:font-weight-asian="bold" style:font-weight-complex="bold"/>
    </style:style>
    <style:style style:name="T25_11" style:family="text">
      <style:text-properties fo:font-size="10pt" style:font-size-asian="10pt" style:font-size-complex="10pt" fo:font-weight="bold" style:font-weight-asian="bold" style:font-weight-complex="bold"/>
    </style:style>
    <style:style style:name="T25_12" style:family="text">
      <style:text-properties fo:font-size="10pt" style:font-size-asian="10pt" style:font-size-complex="10pt" fo:font-weight="bold" style:font-weight-asian="bold" style:font-weight-complex="bold"/>
    </style:style>
    <style:style style:name="T25_13" style:family="text">
      <style:text-properties fo:font-size="10pt" style:font-size-asian="10pt" style:font-size-complex="10pt" fo:font-weight="bold" style:font-weight-asian="bold" style:font-weight-complex="bold"/>
    </style:style>
    <style:style style:name="T25_14" style:family="text">
      <style:text-properties fo:font-size="10pt" style:font-size-asian="10pt" style:font-size-complex="10pt" fo:font-weight="bold" style:font-weight-asian="bold" style:font-weight-complex="bold"/>
    </style:style>
    <style:style style:name="T25_15" style:family="text">
      <style:text-properties fo:font-size="10pt" style:font-size-asian="10pt" style:font-size-complex="10pt" fo:font-weight="bold" style:font-weight-asian="bold" style:font-weight-complex="bold"/>
    </style:style>
    <style:style style:name="T25_16" style:family="text">
      <style:text-properties fo:font-size="10pt" style:font-size-asian="10pt" style:font-size-complex="10pt" fo:font-weight="bold" style:font-weight-asian="bold" style:font-weight-complex="bold"/>
    </style:style>
    <style:style style:name="T25_17" style:family="text">
      <style:text-properties fo:font-size="10pt" style:font-size-asian="10pt" style:font-size-complex="10pt" fo:font-weight="bold" style:font-weight-asian="bold" style:font-weight-complex="bold"/>
    </style:style>
    <style:style style:name="T25_18" style:family="text">
      <style:text-properties fo:font-size="10pt" style:font-size-asian="10pt" style:font-size-complex="10pt" fo:font-weight="bold" style:font-weight-asian="bold" style:font-weight-complex="bold"/>
    </style:style>
    <style:style style:name="T25_19" style:family="text">
      <style:text-properties fo:font-size="10pt" style:font-size-asian="10pt" style:font-size-complex="10pt" fo:font-weight="bold" style:font-weight-asian="bold" style:font-weight-complex="bold"/>
    </style:style>
    <style:style style:name="T25_20" style:family="text">
      <style:text-properties fo:font-size="10pt" style:font-size-asian="10pt" style:font-size-complex="10pt" fo:font-weight="bold" style:font-weight-asian="bold" style:font-weight-complex="bold"/>
    </style:style>
    <style:style style:name="T25_21" style:family="text">
      <style:text-properties fo:font-size="10pt" style:font-size-asian="10pt" style:font-size-complex="10pt" fo:font-weight="bold" style:font-weight-asian="bold" style:font-weight-complex="bold"/>
    </style:style>
    <style:style style:name="T25_22" style:family="text">
      <style:text-properties fo:font-size="10pt" style:font-size-asian="10pt" style:font-size-complex="10pt" fo:font-weight="bold" style:font-weight-asian="bold" style:font-weight-complex="bold"/>
    </style:style>
    <style:style style:name="T25_23" style:family="text">
      <style:text-properties fo:font-size="10pt" style:font-size-asian="10pt" style:font-size-complex="10pt" fo:font-weight="bold" style:font-weight-asian="bold" style:font-weight-complex="bold"/>
    </style:style>
    <style:style style:name="T25_24" style:family="text">
      <style:text-properties fo:font-size="10pt" style:font-size-asian="10pt" style:font-size-complex="10pt" fo:font-weight="bold" style:font-weight-asian="bold" style:font-weight-complex="bold"/>
    </style:style>
    <style:style style:name="T25_25" style:family="text">
      <style:text-properties fo:font-size="10pt" style:font-size-asian="10pt" style:font-size-complex="1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25%" style:writing-mode="lr-tb"/>
      <style:text-properties fo:font-size="9pt" style:font-size-asian="9pt" style:font-size-complex="9pt"/>
    </style:style>
    <style:style style:name="P27" style:family="paragraph" style:parent-style-name="Standard">
      <style:paragraph-properties fo:break-before="auto" fo:line-height="125%" style:writing-mode="lr-tb"/>
    </style:style>
    <style:style style:name="T27_1" style:family="text">
      <style:text-properties fo:font-size="9pt" style:font-size-asian="9pt" style:font-size-complex="9pt"/>
    </style:style>
    <style:style style:name="T27_2" style:family="text">
      <style:text-properties fo:font-size="9pt" style:font-size-asian="9pt" style:font-size-complex="9pt"/>
    </style:style>
    <style:style style:name="T27_3" style:family="text">
      <style:text-properties fo:font-size="9pt" style:font-size-asian="9pt" style:font-size-complex="9pt"/>
    </style:style>
    <style:style style:name="T27_4" style:family="text">
      <style:text-properties fo:font-size="9pt" style:font-size-asian="9pt" style:font-size-complex="9pt"/>
    </style:style>
    <style:style style:name="T27_5" style:family="text">
      <style:text-properties fo:font-size="9pt" style:font-size-asian="9pt" style:font-size-complex="9pt"/>
    </style:style>
    <style:style style:name="T27_6" style:family="text">
      <style:text-properties fo:font-size="9pt" style:font-size-asian="9pt" style:font-size-complex="9pt"/>
    </style:style>
    <style:style style:name="T27_7" style:family="text">
      <style:text-properties fo:font-size="9pt" style:font-size-asian="9pt" style:font-size-complex="9pt"/>
    </style:style>
    <style:style style:name="T27_8" style:family="text">
      <style:text-properties fo:font-size="9pt" style:font-size-asian="9pt" style:font-size-complex="9pt"/>
    </style:style>
    <style:style style:name="T27_9" style:family="text">
      <style:text-properties fo:font-size="9pt" style:font-size-asian="9pt" style:font-size-complex="9pt"/>
    </style:style>
    <style:style style:name="T27_10" style:family="text">
      <style:text-properties fo:font-size="9pt" style:font-size-asian="9pt" style:font-size-complex="9pt"/>
    </style:style>
    <style:style style:name="T27_11" style:family="text">
      <style:text-properties fo:font-size="9pt" style:font-size-asian="9pt" style:font-size-complex="9pt"/>
    </style:style>
    <style:style style:name="T27_12" style:family="text">
      <style:text-properties fo:font-size="9pt" style:font-size-asian="9pt" style:font-size-complex="9pt"/>
    </style:style>
    <style:style style:name="T27_13" style:family="text">
      <style:text-properties fo:font-size="9pt" style:font-size-asian="9pt" style:font-size-complex="9pt"/>
    </style:style>
    <style:style style:name="T27_14" style:family="text">
      <style:text-properties fo:font-size="9pt" style:font-size-asian="9pt" style:font-size-complex="9pt"/>
    </style:style>
    <style:style style:name="T27_15" style:family="text">
      <style:text-properties fo:font-size="9pt" style:font-size-asian="9pt" style:font-size-complex="9pt"/>
    </style:style>
    <style:style style:name="T27_16" style:family="text">
      <style:text-properties fo:font-size="9pt" style:font-size-asian="9pt" style:font-size-complex="9pt"/>
    </style:style>
    <style:style style:name="T27_17" style:family="text">
      <style:text-properties fo:font-size="9pt" style:font-size-asian="9pt" style:font-size-complex="9pt"/>
    </style:style>
    <style:style style:name="T27_18" style:family="text">
      <style:text-properties fo:font-size="9pt" style:font-size-asian="9pt" style:font-size-complex="9pt"/>
    </style:style>
    <style:style style:name="T27_19" style:family="text">
      <style:text-properties fo:font-size="9pt" style:font-size-asian="9pt" style:font-size-complex="9pt"/>
    </style:style>
    <style:style style:name="T27_20" style:family="text">
      <style:text-properties fo:font-size="9pt" style:font-size-asian="9pt" style:font-size-complex="9pt"/>
    </style:style>
    <style:style style:name="T27_21" style:family="text">
      <style:text-properties fo:font-size="9pt" style:font-size-asian="9pt" style:font-size-complex="9pt"/>
    </style:style>
    <style:style style:name="T27_22" style:family="text">
      <style:text-properties fo:font-size="9pt" style:font-size-asian="9pt" style:font-size-complex="9pt"/>
    </style:style>
    <style:style style:name="T27_23" style:family="text">
      <style:text-properties fo:font-size="9pt" style:font-size-asian="9pt" style:font-size-complex="9pt"/>
    </style:style>
    <style:style style:name="T27_24" style:family="text">
      <style:text-properties fo:font-size="9pt" style:font-size-asian="9pt" style:font-size-complex="9pt"/>
    </style:style>
    <style:style style:name="T27_25" style:family="text">
      <style:text-properties fo:font-size="9pt" style:font-size-asian="9pt" style:font-size-complex="9pt"/>
    </style:style>
    <style:style style:name="T27_26" style:family="text">
      <style:text-properties fo:font-size="9pt" style:font-size-asian="9pt" style:font-size-complex="9pt"/>
    </style:style>
    <style:style style:name="T27_27" style:family="text">
      <style:text-properties fo:font-size="9pt" style:font-size-asian="9pt" style:font-size-complex="9pt"/>
    </style:style>
    <style:style style:name="T27_28" style:family="text">
      <style:text-properties fo:font-size="9pt" style:font-size-asian="9pt" style:font-size-complex="9pt"/>
    </style:style>
    <style:style style:name="T27_29" style:family="text">
      <style:text-properties fo:font-size="9pt" style:font-size-asian="9pt" style:font-size-complex="9pt"/>
    </style:style>
    <style:style style:name="T27_30" style:family="text">
      <style:text-properties fo:font-size="9pt" style:font-size-asian="9pt" style:font-size-complex="9pt"/>
    </style:style>
    <style:style style:name="T27_31" style:family="text">
      <style:text-properties fo:font-size="9pt" style:font-size-asian="9pt" style:font-size-complex="9pt"/>
    </style:style>
    <style:style style:name="T27_32" style:family="text">
      <style:text-properties fo:font-size="9pt" style:font-size-asian="9pt" style:font-size-complex="9pt"/>
    </style:style>
    <style:style style:name="T27_33" style:family="text">
      <style:text-properties fo:font-size="9pt" style:font-size-asian="9pt" style:font-size-complex="9pt"/>
    </style:style>
    <style:style style:name="T27_34" style:family="text">
      <style:text-properties fo:font-size="9pt" style:font-size-asian="9pt" style:font-size-complex="9pt"/>
    </style:style>
    <style:style style:name="T27_35" style:family="text">
      <style:text-properties fo:color="#0000ff" fo:font-size="9pt" style:font-size-asian="9pt" style:font-size-complex="9pt" style:text-underline-style="solid" style:text-underline-color="font-color"/>
    </style:style>
    <style:style style:name="T27_36" style:family="text">
      <style:text-properties fo:color="#0000ff" fo:font-size="9pt" style:font-size-asian="9pt" style:font-size-complex="9pt" style:text-underline-style="solid" style:text-underline-color="font-color"/>
    </style:style>
    <style:style style:name="T27_37" style:family="text">
      <style:text-properties fo:color="#0000ff" fo:font-size="9pt" style:font-size-asian="9pt" style:font-size-complex="9pt" style:text-underline-style="solid" style:text-underline-color="font-color"/>
    </style:style>
    <style:style style:name="T27_38" style:family="text">
      <style:text-properties fo:color="#0000ff" fo:font-size="9pt" style:font-size-asian="9pt" style:font-size-complex="9pt" style:text-underline-style="solid" style:text-underline-color="font-color"/>
    </style:style>
    <style:style style:name="T27_39" style:family="text">
      <style:text-properties fo:color="#0000ff" fo:font-size="9pt" style:font-size-asian="9pt" style:font-size-complex="9pt" style:text-underline-style="solid" style:text-underline-color="font-color"/>
    </style:style>
    <style:style style:name="T27_40" style:family="text">
      <style:text-properties fo:color="#0000ff" fo:font-size="9pt" style:font-size-asian="9pt" style:font-size-complex="9pt" style:text-underline-style="solid" style:text-underline-color="font-color"/>
    </style:style>
    <style:style style:name="T27_41" style:family="text">
      <style:text-properties fo:color="#0000ff" fo:font-size="9pt" style:font-size-asian="9pt" style:font-size-complex="9pt" style:text-underline-style="solid" style:text-underline-color="font-color"/>
    </style:style>
    <style:style style:name="T27_42" style:family="text">
      <style:text-properties fo:color="#0000ff" fo:font-size="9pt" style:font-size-asian="9pt" style:font-size-complex="9pt" style:text-underline-style="solid" style:text-underline-color="font-color"/>
    </style:style>
    <style:style style:name="T27_43" style:family="text">
      <style:text-properties fo:color="#0000ff" fo:font-size="9pt" style:font-size-asian="9pt" style:font-size-complex="9pt" style:text-underline-style="solid" style:text-underline-color="font-color"/>
    </style:style>
    <style:style style:name="T27_44" style:family="text">
      <style:text-properties fo:color="#0000ff" fo:font-size="9pt" style:font-size-asian="9pt" style:font-size-complex="9pt" style:text-underline-style="solid" style:text-underline-color="font-color"/>
    </style:style>
    <style:style style:name="T27_45" style:family="text">
      <style:text-properties fo:color="#0000ff" fo:font-size="9pt" style:font-size-asian="9pt" style:font-size-complex="9pt" style:text-underline-style="solid" style:text-underline-color="font-color"/>
    </style:style>
    <style:style style:name="P28" style:family="paragraph" style:parent-style-name="Standard">
      <style:paragraph-properties fo:break-before="auto" fo:line-height="125%" style:writing-mode="lr-tb"/>
      <style:text-properties fo:color="#0000ff" fo:font-size="9pt" style:font-size-asian="9pt" style:font-size-complex="9pt" style:text-underline-style="solid" style:text-underline-color="font-color"/>
    </style:style>
    <style:style style:name="P29" style:family="paragraph" style:parent-style-name="Standard">
      <style:paragraph-properties fo:break-before="auto" fo:line-height="125%" style:writing-mode="lr-tb"/>
    </style:style>
    <style:style style:name="T29_1" style:family="text">
      <style:text-properties fo:font-size="9pt" style:font-size-asian="9pt" style:font-size-complex="9pt"/>
    </style:style>
    <style:style style:name="T29_2" style:family="text">
      <style:text-properties fo:font-size="9pt" style:font-size-asian="9pt" style:font-size-complex="9pt"/>
    </style:style>
    <style:style style:name="T29_3" style:family="text">
      <style:text-properties fo:font-size="9pt" style:font-size-asian="9pt" style:font-size-complex="9pt"/>
    </style:style>
    <style:style style:name="T29_4" style:family="text">
      <style:text-properties fo:font-size="9pt" style:font-size-asian="9pt" style:font-size-complex="9pt"/>
    </style:style>
    <style:style style:name="T29_5" style:family="text">
      <style:text-properties fo:font-size="9pt" style:font-size-asian="9pt" style:font-size-complex="9pt"/>
    </style:style>
    <style:style style:name="T29_6" style:family="text">
      <style:text-properties fo:font-size="9pt" style:font-size-asian="9pt" style:font-size-complex="9pt"/>
    </style:style>
    <style:style style:name="T29_7" style:family="text">
      <style:text-properties fo:font-size="9pt" style:font-size-asian="9pt" style:font-size-complex="9pt"/>
    </style:style>
    <style:style style:name="T29_8" style:family="text">
      <style:text-properties fo:font-size="9pt" style:font-size-asian="9pt" style:font-size-complex="9pt"/>
    </style:style>
    <style:style style:name="T29_9" style:family="text">
      <style:text-properties fo:font-size="9pt" style:font-size-asian="9pt" style:font-size-complex="9pt"/>
    </style:style>
    <style:style style:name="T29_10" style:family="text">
      <style:text-properties fo:font-size="9pt" style:font-size-asian="9pt" style:font-size-complex="9pt"/>
    </style:style>
    <style:style style:name="T29_11" style:family="text">
      <style:text-properties fo:font-size="9pt" style:font-size-asian="9pt" style:font-size-complex="9pt"/>
    </style:style>
    <style:style style:name="T29_12" style:family="text">
      <style:text-properties fo:font-size="9pt" style:font-size-asian="9pt" style:font-size-complex="9pt"/>
    </style:style>
    <style:style style:name="T29_13" style:family="text">
      <style:text-properties fo:font-size="9pt" style:font-size-asian="9pt" style:font-size-complex="9pt"/>
    </style:style>
    <style:style style:name="T29_14" style:family="text">
      <style:text-properties fo:font-size="9pt" style:font-size-asian="9pt" style:font-size-complex="9pt"/>
    </style:style>
    <style:style style:name="T29_15" style:family="text">
      <style:text-properties fo:font-size="9pt" style:font-size-asian="9pt" style:font-size-complex="9pt"/>
    </style:style>
    <style:style style:name="T29_16" style:family="text">
      <style:text-properties fo:font-size="9pt" style:font-size-asian="9pt" style:font-size-complex="9pt"/>
    </style:style>
    <style:style style:name="T29_17" style:family="text">
      <style:text-properties fo:font-size="9pt" style:font-size-asian="9pt" style:font-size-complex="9pt"/>
    </style:style>
    <style:style style:name="T29_18" style:family="text">
      <style:text-properties fo:font-size="9pt" style:font-size-asian="9pt" style:font-size-complex="9pt"/>
    </style:style>
    <style:style style:name="T29_19" style:family="text">
      <style:text-properties fo:font-size="9pt" style:font-size-asian="9pt" style:font-size-complex="9pt"/>
    </style:style>
    <style:style style:name="T29_20" style:family="text">
      <style:text-properties fo:font-size="9pt" style:font-size-asian="9pt" style:font-size-complex="9pt"/>
    </style:style>
    <style:style style:name="T29_21" style:family="text">
      <style:text-properties fo:font-size="9pt" style:font-size-asian="9pt" style:font-size-complex="9pt"/>
    </style:style>
    <style:style style:name="T29_22" style:family="text">
      <style:text-properties fo:font-size="9pt" style:font-size-asian="9pt" style:font-size-complex="9pt"/>
    </style:style>
    <style:style style:name="T29_23" style:family="text">
      <style:text-properties fo:font-size="9pt" style:font-size-asian="9pt" style:font-size-complex="9pt"/>
    </style:style>
    <style:style style:name="T29_24" style:family="text">
      <style:text-properties fo:font-size="9pt" style:font-size-asian="9pt" style:font-size-complex="9pt"/>
    </style:style>
    <style:style style:name="T29_25" style:family="text">
      <style:text-properties fo:font-size="9pt" style:font-size-asian="9pt" style:font-size-complex="9pt"/>
    </style:style>
    <style:style style:name="T29_26" style:family="text">
      <style:text-properties fo:font-size="9pt" style:font-size-asian="9pt" style:font-size-complex="9pt"/>
    </style:style>
    <style:style style:name="T29_27" style:family="text">
      <style:text-properties fo:font-size="9pt" style:font-size-asian="9pt" style:font-size-complex="9pt"/>
    </style:style>
    <style:style style:name="T29_28" style:family="text">
      <style:text-properties fo:font-size="9pt" style:font-size-asian="9pt" style:font-size-complex="9pt"/>
    </style:style>
    <style:style style:name="T29_29" style:family="text">
      <style:text-properties fo:font-size="9pt" style:font-size-asian="9pt" style:font-size-complex="9pt"/>
    </style:style>
    <style:style style:name="T29_30" style:family="text">
      <style:text-properties fo:font-size="9pt" style:font-size-asian="9pt" style:font-size-complex="9pt"/>
    </style:style>
    <style:style style:name="T29_31" style:family="text">
      <style:text-properties fo:font-size="9pt" style:font-size-asian="9pt" style:font-size-complex="9pt"/>
    </style:style>
    <style:style style:name="T29_32" style:family="text">
      <style:text-properties fo:font-size="9pt" style:font-size-asian="9pt" style:font-size-complex="9pt"/>
    </style:style>
    <style:style style:name="T29_33" style:family="text">
      <style:text-properties fo:font-size="9pt" style:font-size-asian="9pt" style:font-size-complex="9pt"/>
    </style:style>
    <style:style style:name="T29_34" style:family="text">
      <style:text-properties fo:font-size="9pt" style:font-size-asian="9pt" style:font-size-complex="9pt"/>
    </style:style>
    <style:style style:name="P30" style:family="paragraph" style:parent-style-name="Standard">
      <style:paragraph-properties fo:break-before="auto" fo:line-height="125%" style:writing-mode="lr-tb"/>
    </style:style>
    <style:style style:name="T30_1" style:family="text">
      <style:text-properties fo:font-size="9pt" style:font-size-asian="9pt" style:font-size-complex="9pt" fo:font-weight="bold" style:font-weight-asian="bold" style:font-weight-complex="bold"/>
    </style:style>
    <style:style style:name="T30_2" style:family="text">
      <style:text-properties fo:font-size="9pt" style:font-size-asian="9pt" style:font-size-complex="9pt" fo:font-weight="bold" style:font-weight-asian="bold" style:font-weight-complex="bold"/>
    </style:style>
    <style:style style:name="T30_3" style:family="text">
      <style:text-properties fo:font-size="9pt" style:font-size-asian="9pt" style:font-size-complex="9pt" fo:font-weight="bold" style:font-weight-asian="bold" style:font-weight-complex="bold"/>
    </style:style>
    <style:style style:name="T30_4" style:family="text">
      <style:text-properties fo:font-size="9pt" style:font-size-asian="9pt" style:font-size-complex="9pt" fo:font-weight="bold" style:font-weight-asian="bold" style:font-weight-complex="bold"/>
    </style:style>
    <style:style style:name="T30_5" style:family="text">
      <style:text-properties fo:font-size="9pt" style:font-size-asian="9pt" style:font-size-complex="9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25%" style:writing-mode="lr-tb"/>
    </style:style>
    <style:style style:name="T31_1" style:family="text">
      <style:text-properties fo:font-size="9pt" style:font-size-asian="9pt" style:font-size-complex="9pt" fo:font-weight="bold" style:font-weight-asian="bold" style:font-weight-complex="bold"/>
    </style:style>
    <style:style style:name="T31_2" style:family="text">
      <style:text-properties fo:font-size="9pt" style:font-size-asian="9pt" style:font-size-complex="9pt" fo:font-weight="bold" style:font-weight-asian="bold" style:font-weight-complex="bold"/>
    </style:style>
    <style:style style:name="T31_3" style:family="text">
      <style:text-properties fo:font-size="9pt" style:font-size-asian="9pt" style:font-size-complex="9pt" fo:font-weight="bold" style:font-weight-asian="bold" style:font-weight-complex="bold"/>
    </style:style>
    <style:style style:name="T31_4" style:family="text">
      <style:text-properties fo:font-size="9pt" style:font-size-asian="9pt" style:font-size-complex="9pt" fo:font-weight="bold" style:font-weight-asian="bold" style:font-weight-complex="bold"/>
    </style:style>
    <style:style style:name="T31_5" style:family="text">
      <style:text-properties fo:font-size="9pt" style:font-size-asian="9pt" style:font-size-complex="9pt" fo:font-weight="bold" style:font-weight-asian="bold" style:font-weight-complex="bold"/>
    </style:style>
    <style:style style:name="T31_6" style:family="text">
      <style:text-properties fo:font-size="9pt" style:font-size-asian="9pt" style:font-size-complex="9pt" fo:font-weight="bold" style:font-weight-asian="bold" style:font-weight-complex="bold"/>
    </style:style>
    <style:style style:name="T31_7" style:family="text">
      <style:text-properties fo:font-size="9pt" style:font-size-asian="9pt" style:font-size-complex="9pt" fo:font-weight="bold" style:font-weight-asian="bold" style:font-weight-complex="bold"/>
    </style:style>
    <style:style style:name="T31_8" style:family="text">
      <style:text-properties fo:font-size="9pt" style:font-size-asian="9pt" style:font-size-complex="9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25%" style:writing-mode="lr-tb"/>
    </style:style>
    <style:style style:name="T32_1" style:family="text">
      <style:text-properties fo:font-size="9pt" style:font-size-asian="9pt" style:font-size-complex="9pt" fo:font-weight="bold" style:font-weight-asian="bold" style:font-weight-complex="bold"/>
    </style:style>
    <style:style style:name="T32_2" style:family="text">
      <style:text-properties fo:font-size="9pt" style:font-size-asian="9pt" style:font-size-complex="9pt" fo:font-weight="bold" style:font-weight-asian="bold" style:font-weight-complex="bold"/>
    </style:style>
    <style:style style:name="T32_3" style:family="text">
      <style:text-properties fo:font-size="9pt" style:font-size-asian="9pt" style:font-size-complex="9pt" fo:font-weight="bold" style:font-weight-asian="bold" style:font-weight-complex="bold"/>
    </style:style>
    <style:style style:name="T32_4" style:family="text">
      <style:text-properties fo:font-size="9pt" style:font-size-asian="9pt" style:font-size-complex="9pt" fo:font-weight="bold" style:font-weight-asian="bold" style:font-weight-complex="bold"/>
    </style:style>
    <style:style style:name="T32_5" style:family="text">
      <style:text-properties fo:font-size="9pt" style:font-size-asian="9pt" style:font-size-complex="9pt" fo:font-weight="bold" style:font-weight-asian="bold" style:font-weight-complex="bold"/>
    </style:style>
    <style:style style:name="T32_6" style:family="text">
      <style:text-properties fo:font-size="9pt" style:font-size-asian="9pt" style:font-size-complex="9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25%" style:writing-mode="lr-tb"/>
    </style:style>
    <style:style style:name="T33_1" style:family="text">
      <style:text-properties fo:font-size="9pt" style:font-size-asian="9pt" style:font-size-complex="9pt" fo:font-weight="bold" style:font-weight-asian="bold" style:font-weight-complex="bold"/>
    </style:style>
    <style:style style:name="T33_2" style:family="text">
      <style:text-properties fo:font-size="9pt" style:font-size-asian="9pt" style:font-size-complex="9pt" fo:font-weight="bold" style:font-weight-asian="bold" style:font-weight-complex="bold"/>
    </style:style>
    <style:style style:name="T33_3" style:family="text">
      <style:text-properties fo:font-size="9pt" style:font-size-asian="9pt" style:font-size-complex="9pt" fo:font-weight="bold" style:font-weight-asian="bold" style:font-weight-complex="bold"/>
    </style:style>
    <style:style style:name="T33_4" style:family="text">
      <style:text-properties fo:font-size="9pt" style:font-size-asian="9pt" style:font-size-complex="9pt" fo:font-weight="bold" style:font-weight-asian="bold" style:font-weight-complex="bold"/>
    </style:style>
    <style:style style:name="T33_5" style:family="text">
      <style:text-properties fo:font-size="9pt" style:font-size-asian="9pt" style:font-size-complex="9pt" fo:font-weight="bold" style:font-weight-asian="bold" style:font-weight-complex="bold"/>
    </style:style>
    <style:style style:name="T33_6" style:family="text">
      <style:text-properties fo:font-size="9pt" style:font-size-asian="9pt" style:font-size-complex="9pt" fo:font-weight="bold" style:font-weight-asian="bold" style:font-weight-complex="bold"/>
    </style:style>
    <style:style style:name="T33_7" style:family="text">
      <style:text-properties fo:font-size="9pt" style:font-size-asian="9pt" style:font-size-complex="9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25%" style:writing-mode="lr-tb"/>
      <style:text-properties fo:font-size="9pt" style:font-size-asian="9pt" style:font-size-complex="9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25%" style:writing-mode="lr-tb"/>
    </style:style>
    <style:style style:name="T35_1" style:family="text">
      <style:text-properties fo:font-size="9pt" style:font-size-asian="9pt" style:font-size-complex="9pt"/>
    </style:style>
    <style:style style:name="T35_2" style:family="text">
      <style:text-properties fo:font-size="9pt" style:font-size-asian="9pt" style:font-size-complex="9pt"/>
    </style:style>
    <style:style style:name="T35_3" style:family="text">
      <style:text-properties fo:font-size="9pt" style:font-size-asian="9pt" style:font-size-complex="9pt"/>
    </style:style>
    <style:style style:name="T35_4" style:family="text">
      <style:text-properties fo:font-size="9pt" style:font-size-asian="9pt" style:font-size-complex="9pt"/>
    </style:style>
    <style:style style:name="T35_5" style:family="text">
      <style:text-properties fo:font-size="9pt" style:font-size-asian="9pt" style:font-size-complex="9pt"/>
    </style:style>
    <style:style style:name="T35_6" style:family="text">
      <style:text-properties fo:font-size="9pt" style:font-size-asian="9pt" style:font-size-complex="9pt"/>
    </style:style>
    <style:style style:name="T35_7" style:family="text">
      <style:text-properties fo:font-size="9pt" style:font-size-asian="9pt" style:font-size-complex="9pt"/>
    </style:style>
    <style:style style:name="T35_8" style:family="text">
      <style:text-properties fo:font-size="9pt" style:font-size-asian="9pt" style:font-size-complex="9pt"/>
    </style:style>
    <style:style style:name="T35_9" style:family="text">
      <style:text-properties fo:font-size="9pt" style:font-size-asian="9pt" style:font-size-complex="9pt"/>
    </style:style>
    <style:style style:name="T35_10" style:family="text">
      <style:text-properties fo:font-size="9pt" style:font-size-asian="9pt" style:font-size-complex="9pt"/>
    </style:style>
    <style:style style:name="T35_11" style:family="text">
      <style:text-properties fo:font-size="9pt" style:font-size-asian="9pt" style:font-size-complex="9pt"/>
    </style:style>
    <style:style style:name="T35_12" style:family="text">
      <style:text-properties fo:font-size="9pt" style:font-size-asian="9pt" style:font-size-complex="9pt"/>
    </style:style>
    <style:style style:name="T35_13" style:family="text">
      <style:text-properties fo:font-size="9pt" style:font-size-asian="9pt" style:font-size-complex="9pt"/>
    </style:style>
    <style:style style:name="T35_14" style:family="text">
      <style:text-properties fo:font-size="9pt" style:font-size-asian="9pt" style:font-size-complex="9pt"/>
    </style:style>
    <style:style style:name="T35_15" style:family="text">
      <style:text-properties fo:font-size="9pt" style:font-size-asian="9pt" style:font-size-complex="9pt"/>
    </style:style>
    <style:style style:name="T35_16" style:family="text">
      <style:text-properties fo:font-size="9pt" style:font-size-asian="9pt" style:font-size-complex="9pt"/>
    </style:style>
    <style:style style:name="T35_17" style:family="text">
      <style:text-properties fo:font-size="9pt" style:font-size-asian="9pt" style:font-size-complex="9pt"/>
    </style:style>
    <style:style style:name="T35_18" style:family="text">
      <style:text-properties fo:font-size="9pt" style:font-size-asian="9pt" style:font-size-complex="9pt"/>
    </style:style>
    <style:style style:name="T35_19" style:family="text">
      <style:text-properties fo:font-size="9pt" style:font-size-asian="9pt" style:font-size-complex="9pt"/>
    </style:style>
    <style:style style:name="T35_20" style:family="text">
      <style:text-properties fo:font-size="9pt" style:font-size-asian="9pt" style:font-size-complex="9pt"/>
    </style:style>
    <style:style style:name="T35_21" style:family="text">
      <style:text-properties fo:font-size="9pt" style:font-size-asian="9pt" style:font-size-complex="9pt"/>
    </style:style>
    <style:style style:name="T35_22" style:family="text">
      <style:text-properties fo:font-size="9pt" style:font-size-asian="9pt" style:font-size-complex="9pt"/>
    </style:style>
    <style:style style:name="T35_23" style:family="text">
      <style:text-properties fo:font-size="9pt" style:font-size-asian="9pt" style:font-size-complex="9pt"/>
    </style:style>
    <style:style style:name="T35_24" style:family="text">
      <style:text-properties fo:font-size="9pt" style:font-size-asian="9pt" style:font-size-complex="9pt"/>
    </style:style>
    <style:style style:name="T35_25" style:family="text">
      <style:text-properties fo:font-size="9pt" style:font-size-asian="9pt" style:font-size-complex="9pt"/>
    </style:style>
    <style:style style:name="T35_26" style:family="text">
      <style:text-properties fo:font-size="9pt" style:font-size-asian="9pt" style:font-size-complex="9pt"/>
    </style:style>
    <style:style style:name="T35_27" style:family="text">
      <style:text-properties fo:font-size="9pt" style:font-size-asian="9pt" style:font-size-complex="9pt" fo:font-weight="bold" style:font-weight-asian="bold" style:font-weight-complex="bold"/>
    </style:style>
    <style:style style:name="T35_28" style:family="text">
      <style:text-properties fo:font-size="9pt" style:font-size-asian="9pt" style:font-size-complex="9pt" fo:font-weight="bold" style:font-weight-asian="bold" style:font-weight-complex="bold"/>
    </style:style>
    <style:style style:name="T35_29" style:family="text">
      <style:text-properties fo:font-size="9pt" style:font-size-asian="9pt" style:font-size-complex="9pt" fo:font-weight="bold" style:font-weight-asian="bold" style:font-weight-complex="bold"/>
    </style:style>
    <style:style style:name="T35_30" style:family="text">
      <style:text-properties fo:font-size="9pt" style:font-size-asian="9pt" style:font-size-complex="9pt" fo:font-weight="bold" style:font-weight-asian="bold" style:font-weight-complex="bold"/>
    </style:style>
    <style:style style:name="T35_31" style:family="text">
      <style:text-properties fo:font-size="9pt" style:font-size-asian="9pt" style:font-size-complex="9pt" fo:font-weight="bold" style:font-weight-asian="bold" style:font-weight-complex="bold"/>
    </style:style>
    <style:style style:name="T35_32" style:family="text">
      <style:text-properties fo:font-size="9pt" style:font-size-asian="9pt" style:font-size-complex="9pt" fo:font-weight="bold" style:font-weight-asian="bold" style:font-weight-complex="bold"/>
    </style:style>
    <style:style style:name="T35_33" style:family="text">
      <style:text-properties fo:font-size="9pt" style:font-size-asian="9pt" style:font-size-complex="9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25%" style:writing-mode="lr-tb"/>
    </style:style>
    <style:style style:name="T36_1" style:family="text">
      <style:text-properties fo:font-size="9pt" style:font-size-asian="9pt" style:font-size-complex="9pt"/>
    </style:style>
    <style:style style:name="T36_2" style:family="text">
      <style:text-properties fo:font-size="9pt" style:font-size-asian="9pt" style:font-size-complex="9pt"/>
    </style:style>
    <style:style style:name="T36_3" style:family="text">
      <style:text-properties fo:font-size="9pt" style:font-size-asian="9pt" style:font-size-complex="9pt"/>
    </style:style>
    <style:style style:name="T36_4" style:family="text">
      <style:text-properties fo:font-size="9pt" style:font-size-asian="9pt" style:font-size-complex="9pt"/>
    </style:style>
    <style:style style:name="T36_5" style:family="text">
      <style:text-properties fo:font-size="9pt" style:font-size-asian="9pt" style:font-size-complex="9pt"/>
    </style:style>
    <style:style style:name="T36_6" style:family="text">
      <style:text-properties fo:font-size="9pt" style:font-size-asian="9pt" style:font-size-complex="9pt"/>
    </style:style>
    <style:style style:name="T36_7" style:family="text">
      <style:text-properties fo:font-size="9pt" style:font-size-asian="9pt" style:font-size-complex="9pt"/>
    </style:style>
    <style:style style:name="T36_8" style:family="text">
      <style:text-properties fo:font-size="9pt" style:font-size-asian="9pt" style:font-size-complex="9pt"/>
    </style:style>
    <style:style style:name="T36_9" style:family="text">
      <style:text-properties fo:font-size="9pt" style:font-size-asian="9pt" style:font-size-complex="9pt" fo:font-weight="bold" style:font-weight-asian="bold" style:font-weight-complex="bold"/>
    </style:style>
    <style:style style:name="T36_10" style:family="text">
      <style:text-properties fo:font-size="9pt" style:font-size-asian="9pt" style:font-size-complex="9pt"/>
    </style:style>
    <style:style style:name="T36_11" style:family="text">
      <style:text-properties fo:font-size="9pt" style:font-size-asian="9pt" style:font-size-complex="9pt"/>
    </style:style>
    <style:style style:name="T36_12" style:family="text">
      <style:text-properties fo:font-size="9pt" style:font-size-asian="9pt" style:font-size-complex="9pt"/>
    </style:style>
    <style:style style:name="T36_13" style:family="text">
      <style:text-properties fo:font-size="9pt" style:font-size-asian="9pt" style:font-size-complex="9pt"/>
    </style:style>
    <style:style style:name="T36_14" style:family="text">
      <style:text-properties fo:font-size="9pt" style:font-size-asian="9pt" style:font-size-complex="9pt"/>
    </style:style>
    <style:style style:name="T36_15" style:family="text">
      <style:text-properties fo:font-size="9pt" style:font-size-asian="9pt" style:font-size-complex="9pt" fo:font-weight="bold" style:font-weight-asian="bold" style:font-weight-complex="bold"/>
    </style:style>
    <style:style style:name="T36_16" style:family="text">
      <style:text-properties fo:font-size="9pt" style:font-size-asian="9pt" style:font-size-complex="9pt"/>
    </style:style>
    <style:style style:name="T36_17" style:family="text">
      <style:text-properties fo:font-size="9pt" style:font-size-asian="9pt" style:font-size-complex="9pt"/>
    </style:style>
    <style:style style:name="T36_18" style:family="text">
      <style:text-properties fo:font-size="9pt" style:font-size-asian="9pt" style:font-size-complex="9pt"/>
    </style:style>
    <style:style style:name="T36_19" style:family="text">
      <style:text-properties fo:font-size="9pt" style:font-size-asian="9pt" style:font-size-complex="9pt"/>
    </style:style>
    <style:style style:name="T36_20" style:family="text">
      <style:text-properties fo:font-size="9pt" style:font-size-asian="9pt" style:font-size-complex="9pt"/>
    </style:style>
    <style:style style:name="T36_21" style:family="text">
      <style:text-properties fo:font-size="9pt" style:font-size-asian="9pt" style:font-size-complex="9pt"/>
    </style:style>
    <style:style style:name="T36_22" style:family="text">
      <style:text-properties fo:font-size="9pt" style:font-size-asian="9pt" style:font-size-complex="9pt"/>
    </style:style>
    <style:style style:name="T36_23" style:family="text">
      <style:text-properties fo:font-size="9pt" style:font-size-asian="9pt" style:font-size-complex="9pt"/>
    </style:style>
    <style:style style:name="T36_24" style:family="text">
      <style:text-properties fo:font-size="9pt" style:font-size-asian="9pt" style:font-size-complex="9pt"/>
    </style:style>
    <style:style style:name="T36_25" style:family="text">
      <style:text-properties fo:font-size="9pt" style:font-size-asian="9pt" style:font-size-complex="9pt"/>
    </style:style>
    <style:style style:name="T36_26" style:family="text">
      <style:text-properties fo:font-size="9pt" style:font-size-asian="9pt" style:font-size-complex="9pt"/>
    </style:style>
    <style:style style:name="T36_27" style:family="text">
      <style:text-properties fo:font-size="9pt" style:font-size-asian="9pt" style:font-size-complex="9pt"/>
    </style:style>
    <style:style style:name="T36_28" style:family="text">
      <style:text-properties fo:font-size="9pt" style:font-size-asian="9pt" style:font-size-complex="9pt"/>
    </style:style>
    <style:style style:name="T36_29" style:family="text">
      <style:text-properties fo:font-size="9pt" style:font-size-asian="9pt" style:font-size-complex="9pt"/>
    </style:style>
    <style:style style:name="T36_30" style:family="text">
      <style:text-properties fo:font-size="9pt" style:font-size-asian="9pt" style:font-size-complex="9pt"/>
    </style:style>
    <style:style style:name="T36_31" style:family="text">
      <style:text-properties fo:font-size="9pt" style:font-size-asian="9pt" style:font-size-complex="9pt"/>
    </style:style>
    <style:style style:name="T36_32" style:family="text">
      <style:text-properties fo:font-size="9pt" style:font-size-asian="9pt" style:font-size-complex="9pt"/>
    </style:style>
    <style:style style:name="T36_33" style:family="text">
      <style:text-properties fo:font-size="9pt" style:font-size-asian="9pt" style:font-size-complex="9pt"/>
    </style:style>
    <style:style style:name="T36_34" style:family="text">
      <style:text-properties fo:font-size="9pt" style:font-size-asian="9pt" style:font-size-complex="9pt"/>
    </style:style>
    <style:style style:name="T36_35" style:family="text">
      <style:text-properties fo:font-size="9pt" style:font-size-asian="9pt" style:font-size-complex="9pt"/>
    </style:style>
    <style:style style:name="T36_36" style:family="text">
      <style:text-properties fo:font-size="9pt" style:font-size-asian="9pt" style:font-size-complex="9pt"/>
    </style:style>
    <style:style style:name="T36_37" style:family="text">
      <style:text-properties fo:font-size="9pt" style:font-size-asian="9pt" style:font-size-complex="9pt" fo:font-weight="bold" style:font-weight-asian="bold" style:font-weight-complex="bold"/>
    </style:style>
    <style:style style:name="T36_38" style:family="text">
      <style:text-properties fo:font-size="9pt" style:font-size-asian="9pt" style:font-size-complex="9pt" fo:font-weight="bold" style:font-weight-asian="bold" style:font-weight-complex="bold"/>
    </style:style>
    <style:style style:name="T36_39" style:family="text">
      <style:text-properties fo:font-size="9pt" style:font-size-asian="9pt" style:font-size-complex="9pt" fo:font-weight="bold" style:font-weight-asian="bold" style:font-weight-complex="bold"/>
    </style:style>
    <style:style style:name="T36_40" style:family="text">
      <style:text-properties fo:font-size="9pt" style:font-size-asian="9pt" style:font-size-complex="9pt" fo:font-weight="bold" style:font-weight-asian="bold" style:font-weight-complex="bold"/>
    </style:style>
    <style:style style:name="T36_41" style:family="text">
      <style:text-properties fo:font-size="9pt" style:font-size-asian="9pt" style:font-size-complex="9pt" fo:font-weight="bold" style:font-weight-asian="bold" style:font-weight-complex="bold"/>
    </style:style>
    <style:style style:name="T36_42" style:family="text">
      <style:text-properties fo:font-size="9pt" style:font-size-asian="9pt" style:font-size-complex="9pt" fo:font-weight="bold" style:font-weight-asian="bold" style:font-weight-complex="bold"/>
    </style:style>
    <style:style style:name="T36_43" style:family="text">
      <style:text-properties fo:font-size="9pt" style:font-size-asian="9pt" style:font-size-complex="9pt" fo:font-weight="bold" style:font-weight-asian="bold" style:font-weight-complex="bold"/>
    </style:style>
    <style:style style:name="T36_44" style:family="text">
      <style:text-properties fo:font-size="9pt" style:font-size-asian="9pt" style:font-size-complex="9pt"/>
    </style:style>
  </office:automatic-styles>
  <office:body>
    <office:text>
      <text:p text:style-name="P1"><text:span text:style-name="T1_1">Publication</text:span><text:span text:style-name="T1_2"><text:s/></text:span><text:span text:style-name="T1_3">agreement</text:span></text:p>
      <text:p text:style-name="P2"><text:span text:style-name="T2_1">Note</text:span><text:span text:style-name="T2_2">:<text:s/></text:span><text:span text:style-name="T2_3">every</text:span><text:span text:style-name="T2_4"><text:s/></text:span><text:span text:style-name="T2_5">named</text:span><text:span text:style-name="T2_6"><text:s/></text:span><text:span text:style-name="T2_7">author</text:span><text:span text:style-name="T2_8"><text:s/></text:span><text:span text:style-name="T2_9">must</text:span><text:span text:style-name="T2_10"><text:s/></text:span><text:span text:style-name="T2_11">sign</text:span><text:span text:style-name="T2_12"><text:s/></text:span><text:span text:style-name="T2_13">this</text:span><text:span text:style-name="T2_14"><text:s/></text:span><text:span text:style-name="T2_15">form</text:span><text:span text:style-name="T2_16">,<text:s/></text:span><text:span text:style-name="T2_17">or</text:span><text:span text:style-name="T2_18"><text:s/></text:span><text:span text:style-name="T2_19">a</text:span><text:span text:style-name="T2_20"><text:s/></text:span><text:span text:style-name="T2_21">copy</text:span><text:span text:style-name="T2_22"><text:s/></text:span><text:span text:style-name="T2_23">of</text:span><text:span text:style-name="T2_24"><text:s/></text:span><text:span text:style-name="T2_25">it</text:span></text:p>
      <text:p text:style-name="P3"/>
      <text:p text:style-name="P4"><text:span text:style-name="T4_1">We</text:span><text:span text:style-name="T4_2"><text:s/></text:span><text:span text:style-name="T4_3">will</text:span><text:span text:style-name="T4_4"><text:s/></text:span><text:span text:style-name="T4_5">publish</text:span><text:span text:style-name="T4_6"><text:s/></text:span><text:span text:style-name="T4_7">your</text:span><text:span text:style-name="T4_8"><text:s/></text:span><text:span text:style-name="T4_9">article</text:span><text:span text:style-name="T4_10"><text:s/></text:span><text:span text:style-name="T4_11">as</text:span><text:span text:style-name="T4_12"><text:s/></text:span><text:span text:style-name="T4_13">open</text:span><text:span text:style-name="T4_14"><text:s/></text:span><text:span text:style-name="T4_15">access</text:span><text:span text:style-name="T4_16"><text:s/></text:span><text:span text:style-name="T4_17">via</text:span><text:span text:style-name="T4_18"><text:s/></text:span><text:span text:style-name="T4_19">the</text:span><text:span text:style-name="T4_20"><text:s/></text:span><text:span text:style-name="T4_21">conference</text:span><text:span text:style-name="T4_22"><text:s/></text:span><text:span text:style-name="T4_23">website</text:span><text:span text:style-name="T4_24">.<text:s/></text:span><text:span text:style-name="T4_25">The</text:span><text:span text:style-name="T4_26"><text:s/></text:span><text:span text:style-name="T4_27">proceedings</text:span><text:span text:style-name="T4_28"><text:s/></text:span><text:span text:style-name="T4_29">will</text:span><text:span text:style-name="T4_30"><text:s/></text:span><text:span text:style-name="T4_31">have</text:span><text:span text:style-name="T4_32"><text:s/></text:span><text:span text:style-name="T4_33">an</text:span><text:span text:style-name="T4_34"><text:s/></text:span><text:span text:style-name="T4_35">ISBN</text:span><text:span text:style-name="T4_36"><text:s/></text:span><text:span text:style-name="T4_37">and</text:span><text:span text:style-name="T4_38"><text:s/></text:span><text:span text:style-name="T4_39">each</text:span><text:span text:style-name="T4_40"><text:s/></text:span><text:span text:style-name="T4_41">article</text:span><text:span text:style-name="T4_42"><text:s/></text:span><text:span text:style-name="T4_43">will</text:span><text:span text:style-name="T4_44"><text:s/></text:span><text:span text:style-name="T4_45">have</text:span><text:span text:style-name="T4_46"><text:s/></text:span><text:span text:style-name="T4_47">a</text:span><text:span text:style-name="T4_48"><text:s/></text:span><text:span text:style-name="T4_49">separate</text:span><text:span text:style-name="T4_50"><text:s/></text:span><text:span text:style-name="T4_51">DOI</text:span><text:span text:style-name="T4_52">.<text:s/></text:span><text:span text:style-name="T4_53">In</text:span><text:span text:style-name="T4_54"><text:s/></text:span><text:span text:style-name="T4_55">order</text:span><text:span text:style-name="T4_56"><text:s/></text:span><text:span text:style-name="T4_57">to</text:span><text:span text:style-name="T4_58"><text:s/></text:span><text:span text:style-name="T4_59">do</text:span><text:span text:style-name="T4_60"><text:s/></text:span><text:span text:style-name="T4_61">this</text:span><text:span text:style-name="T4_62">,<text:s/></text:span><text:span text:style-name="T4_63">and</text:span><text:span text:style-name="T4_64"><text:s/></text:span><text:span text:style-name="T4_65">include</text:span><text:span text:style-name="T4_66"><text:s/></text:span><text:span text:style-name="T4_67">your</text:span><text:span text:style-name="T4_68"><text:s/></text:span><text:span text:style-name="T4_69">paper</text:span><text:span text:style-name="T4_70"><text:s/></text:span><text:span text:style-name="T4_71">in</text:span><text:span text:style-name="T4_72"><text:s/></text:span><text:span text:style-name="T4_73">the</text:span><text:span text:style-name="T4_74"><text:s/></text:span><text:span text:style-name="T4_75">conference</text:span><text:span text:style-name="T4_76">,<text:s/></text:span><text:span text:style-name="T4_77">we</text:span><text:span text:style-name="T4_78"><text:s/></text:span><text:span text:style-name="T4_79">need</text:span><text:span text:style-name="T4_80"><text:s/></text:span><text:span text:style-name="T4_81">your</text:span><text:span text:style-name="T4_82"><text:s/></text:span><text:span text:style-name="T4_83">agreement</text:span><text:span text:style-name="T4_84"><text:s/></text:span><text:span text:style-name="T4_85">in</text:span><text:span text:style-name="T4_86"><text:s/></text:span><text:span text:style-name="T4_87">writing</text:span><text:span text:style-name="T4_88">.<text:s/></text:span><text:span text:style-name="T4_89">Please</text:span><text:span text:style-name="T4_90"><text:s/></text:span><text:span text:style-name="T4_91">take</text:span><text:span text:style-name="T4_92"><text:s/></text:span><text:span text:style-name="T4_93">a</text:span><text:span text:style-name="T4_94"><text:s/></text:span><text:span text:style-name="T4_95">moment</text:span><text:span text:style-name="T4_96"><text:s/></text:span><text:span text:style-name="T4_97">to</text:span><text:span text:style-name="T4_98"><text:s/></text:span><text:span text:style-name="T4_99">read</text:span><text:span text:style-name="T4_100"><text:s/></text:span><text:span text:style-name="T4_101">the</text:span><text:span text:style-name="T4_102"><text:s/></text:span><text:span text:style-name="T4_103">terms</text:span><text:span text:style-name="T4_104"><text:s/></text:span><text:span text:style-name="T4_105">of</text:span><text:span text:style-name="T4_106"><text:s/></text:span><text:span text:style-name="T4_107">this</text:span><text:span text:style-name="T4_108"><text:s/></text:span><text:span text:style-name="T4_109">agreement</text:span><text:span text:style-name="T4_110">,<text:s/></text:span><text:span text:style-name="T4_111">fill</text:span><text:span text:style-name="T4_112"><text:s/></text:span><text:span text:style-name="T4_113">in</text:span><text:span text:style-name="T4_114"><text:s/></text:span><text:span text:style-name="T4_115">the</text:span><text:span text:style-name="T4_116"><text:s/></text:span><text:span text:style-name="T4_117">title</text:span><text:span text:style-name="T4_118"><text:s/></text:span><text:span text:style-name="T4_119">and</text:span><text:span text:style-name="T4_120"><text:s/></text:span><text:span text:style-name="T4_121">author</text:span><text:span text:style-name="T4_122"><text:s/></text:span><text:span text:style-name="T4_123">names</text:span><text:span text:style-name="T4_124">,<text:s/></text:span><text:span text:style-name="T4_125">sign</text:span><text:span text:style-name="T4_126"><text:s/></text:span><text:span text:style-name="T4_127">the</text:span><text:span text:style-name="T4_128"><text:s/></text:span><text:span text:style-name="T4_129">form</text:span><text:span text:style-name="T4_130"><text:s/></text:span><text:span text:style-name="T4_131">and</text:span><text:span text:style-name="T4_132"><text:s/></text:span><text:span text:style-name="T4_133">return</text:span><text:span text:style-name="T4_134"><text:s/></text:span><text:span text:style-name="T4_135">it</text:span><text:span text:style-name="T4_136"><text:s/></text:span><text:span text:style-name="T4_137">to</text:span><text:span text:style-name="T4_138"><text:s/></text:span><text:span text:style-name="T4_139">us</text:span><text:span text:style-name="T4_140"><text:s/></text:span><text:span text:style-name="T4_141">along</text:span><text:span text:style-name="T4_142"><text:s/></text:span><text:span text:style-name="T4_143">with</text:span><text:span text:style-name="T4_144"><text:s/></text:span><text:span text:style-name="T4_145">your</text:span><text:span text:style-name="T4_146"><text:s/></text:span><text:span text:style-name="T4_147">final</text:span><text:span text:style-name="T4_148"><text:s/></text:span><text:span text:style-name="T4_149">submission</text:span><text:span text:style-name="T4_150">.</text:span></text:p>
      <text:p text:style-name="P5"/>
      <text:p text:style-name="P6"><text:span text:style-name="T6_1">Conference</text:span><text:span text:style-name="T6_2">:<text:s/></text:span><text:span text:style-name="T6_3">International</text:span><text:span text:style-name="T6_4"><text:s/></text:span><text:span text:style-name="T6_5">Conference</text:span><text:span text:style-name="T6_6"><text:s/></text:span><text:span text:style-name="T6_7">on</text:span><text:span text:style-name="T6_8"><text:s/></text:span><text:span text:style-name="T6_9">Live</text:span><text:span text:style-name="T6_10"><text:s/></text:span><text:span text:style-name="T6_11">Coding</text:span><text:span text:style-name="T6_12"><text:s/>2015</text:span></text:p>
      <text:p text:style-name="P7"/>
      <text:p text:style-name="P8"><text:span text:style-name="T8_1">Title</text:span><text:span text:style-name="T8_2"><text:s/></text:span><text:span text:style-name="T8_3">of</text:span><text:span text:style-name="T8_4"><text:s/></text:span><text:span text:style-name="T8_5">contribution</text:span><text:span text:style-name="T8_6">:<text:s text:c="2"/></text:span><text:span text:style-name="T8_7">……………………………………………………………………………...</text:span></text:p>
      <text:p text:style-name="P9"/>
      <text:p text:style-name="P10"><text:span text:style-name="T10_1">Authors</text:span><text:span text:style-name="T10_2">:</text:span><text:span text:style-name="T10_3"><text:s/>……………………………………………………………………………………………..</text:span></text:p>
      <text:p text:style-name="P11"/>
      <text:p text:style-name="P12"><text:span text:style-name="T12_1">We</text:span><text:span text:style-name="T12_2">,<text:s/></text:span><text:span text:style-name="T12_3">the</text:span><text:span text:style-name="T12_4"><text:s/></text:span><text:span text:style-name="T12_5">undersigned</text:span><text:span text:style-name="T12_6"><text:s/></text:span><text:span text:style-name="T12_7">authors</text:span><text:span text:style-name="T12_8">,<text:s/></text:span><text:span text:style-name="T12_9">confirm</text:span><text:span text:style-name="T12_10"><text:s/></text:span><text:span text:style-name="T12_11">the</text:span><text:span text:style-name="T12_12"><text:s/></text:span><text:span text:style-name="T12_13">release</text:span><text:span text:style-name="T12_14"><text:s/></text:span><text:span text:style-name="T12_15">of</text:span><text:span text:style-name="T12_16"><text:s/></text:span><text:span text:style-name="T12_17">the</text:span><text:span text:style-name="T12_18"><text:s/></text:span><text:span text:style-name="T12_19">contribution</text:span><text:span text:style-name="T12_20"><text:s/></text:span><text:span text:style-name="T12_21">named</text:span><text:span text:style-name="T12_22"><text:s/></text:span><text:span text:style-name="T12_23">above</text:span><text:span text:style-name="T12_24"><text:s/></text:span><text:span text:style-name="T12_25">under</text:span><text:span text:style-name="T12_26"><text:s/></text:span><text:span text:style-name="T12_27">the</text:span><text:span text:style-name="T12_28"><text:s/></text:span><text:span text:style-name="T12_29">terms</text:span><text:span text:style-name="T12_30"><text:s/></text:span><text:span text:style-name="T12_31">of</text:span><text:span text:style-name="T12_32"><text:s/></text:span><text:span text:style-name="T12_33">the</text:span><text:span text:style-name="T12_34"><text:s/></text:span><text:span text:style-name="T12_35">Creative</text:span><text:span text:style-name="T12_36"><text:s/></text:span><text:span text:style-name="T12_37">Commons</text:span><text:span text:style-name="T12_38"><text:s/></text:span><text:span text:style-name="T12_39">UK</text:span><text:span text:style-name="T12_40"><text:s/></text:span><text:span text:style-name="T12_41">Attribution</text:span><text:span text:style-name="T12_42"><text:s/>2.0<text:s/></text:span><text:span text:style-name="T12_43">license</text:span><text:span text:style-name="T12_44">.<text:s/>(</text:span><text:span text:style-name="T12_45">see</text:span><text:span text:style-name="T12_46"><text:s/></text:span><text:span text:style-name="T12_47"><text:a xlink:type="simple" xlink:href="http://creativecommons.org/licenses/by/2.0/uk/"><text:span text:style-name="T12_48">http</text:span></text:a></text:span><text:span text:style-name="T12_49"><text:a xlink:type="simple" xlink:href="http://creativecommons.org/licenses/by/2.0/uk/"><text:span text:style-name="T12_50">://</text:span></text:a></text:span><text:span text:style-name="T12_51"><text:a xlink:type="simple" xlink:href="http://creativecommons.org/licenses/by/2.0/uk/"><text:span text:style-name="T12_52">creativecommons</text:span></text:a></text:span><text:span text:style-name="T12_53"><text:a xlink:type="simple" xlink:href="http://creativecommons.org/licenses/by/2.0/uk/"><text:span text:style-name="T12_54">.</text:span></text:a></text:span><text:span text:style-name="T12_55"><text:a xlink:type="simple" xlink:href="http://creativecommons.org/licenses/by/2.0/uk/"><text:span text:style-name="T12_56">org</text:span></text:a></text:span><text:span text:style-name="T12_57"><text:a xlink:type="simple" xlink:href="http://creativecommons.org/licenses/by/2.0/uk/"><text:span text:style-name="T12_58">/</text:span></text:a></text:span><text:span text:style-name="T12_59"><text:a xlink:type="simple" xlink:href="http://creativecommons.org/licenses/by/2.0/uk/"><text:span text:style-name="T12_60">licenses</text:span></text:a></text:span><text:span text:style-name="T12_61"><text:a xlink:type="simple" xlink:href="http://creativecommons.org/licenses/by/2.0/uk/"><text:span text:style-name="T12_62">/</text:span></text:a></text:span><text:span text:style-name="T12_63"><text:a xlink:type="simple" xlink:href="http://creativecommons.org/licenses/by/2.0/uk/"><text:span text:style-name="T12_64">by</text:span></text:a></text:span><text:span text:style-name="T12_65"><text:a xlink:type="simple" xlink:href="http://creativecommons.org/licenses/by/2.0/uk/"><text:span text:style-name="T12_66">/2.0/</text:span></text:a></text:span><text:span text:style-name="T12_67"><text:a xlink:type="simple" xlink:href="http://creativecommons.org/licenses/by/2.0/uk/"><text:span text:style-name="T12_68">uk</text:span></text:a></text:span><text:span text:style-name="T12_69"><text:a xlink:type="simple" xlink:href="http://creativecommons.org/licenses/by/2.0/uk/"><text:span text:style-name="T12_70">/</text:span></text:a></text:span><text:span text:style-name="T12_71"><text:s/></text:span><text:span text:style-name="T12_72">for</text:span><text:span text:style-name="T12_73"><text:s/></text:span><text:span text:style-name="T12_74">terms</text:span><text:span text:style-name="T12_75">).</text:span></text:p>
      <text:p text:style-name="P13"/>
      <text:p text:style-name="P14"><text:span text:style-name="T14_1">We</text:span><text:span text:style-name="T14_2">,<text:s/></text:span><text:span text:style-name="T14_3">the</text:span><text:span text:style-name="T14_4"><text:s/></text:span><text:span text:style-name="T14_5">undersigned</text:span><text:span text:style-name="T14_6"><text:s/></text:span><text:span text:style-name="T14_7">authors</text:span><text:span text:style-name="T14_8">,<text:s/></text:span><text:span text:style-name="T14_9">promise</text:span><text:span text:style-name="T14_10"><text:s/></text:span><text:span text:style-name="T14_11">that</text:span><text:span text:style-name="T14_12"><text:s/></text:span><text:span text:style-name="T14_13">the</text:span><text:span text:style-name="T14_14"><text:s/></text:span><text:span text:style-name="T14_15">article</text:span><text:span text:style-name="T14_16"><text:s/></text:span><text:span text:style-name="T14_17">is</text:span><text:span text:style-name="T14_18"><text:s/></text:span><text:span text:style-name="T14_19">our</text:span><text:span text:style-name="T14_20"><text:s/></text:span><text:span text:style-name="T14_21">original</text:span><text:span text:style-name="T14_22"><text:s/></text:span><text:span text:style-name="T14_23">work</text:span><text:span text:style-name="T14_24">,<text:s/></text:span><text:span text:style-name="T14_25">and</text:span><text:span text:style-name="T14_26"><text:s/></text:span><text:span text:style-name="T14_27">that</text:span><text:span text:style-name="T14_28"><text:s/></text:span><text:span text:style-name="T14_29">if</text:span><text:span text:style-name="T14_30"><text:s/></text:span><text:span text:style-name="T14_31">it</text:span><text:span text:style-name="T14_32"><text:s/></text:span><text:span text:style-name="T14_33">contains</text:span><text:span text:style-name="T14_34"><text:s/></text:span><text:span text:style-name="T14_35">material</text:span><text:span text:style-name="T14_36"><text:s/></text:span><text:span text:style-name="T14_37">which</text:span><text:span text:style-name="T14_38"><text:s/></text:span><text:span text:style-name="T14_39">is</text:span><text:span text:style-name="T14_40"><text:s/></text:span><text:span text:style-name="T14_41">someone</text:span><text:span text:style-name="T14_42"><text:s/></text:span><text:span text:style-name="T14_43">else</text:span><text:span text:style-name="T14_44">’</text:span><text:span text:style-name="T14_45">s</text:span><text:span text:style-name="T14_46"><text:s/></text:span><text:span text:style-name="T14_47">copyright</text:span><text:span text:style-name="T14_48">,<text:s/></text:span><text:span text:style-name="T14_49">that</text:span><text:span text:style-name="T14_50"><text:s/></text:span><text:span text:style-name="T14_51">we</text:span><text:span text:style-name="T14_52"><text:s/></text:span><text:span text:style-name="T14_53">have</text:span><text:span text:style-name="T14_54"><text:s/></text:span><text:span text:style-name="T14_55">obtained</text:span><text:span text:style-name="T14_56"><text:s/></text:span><text:span text:style-name="T14_57">the</text:span><text:span text:style-name="T14_58"><text:s/></text:span><text:span text:style-name="T14_59">unrestricted</text:span><text:span text:style-name="T14_60"><text:s/></text:span><text:span text:style-name="T14_61">permission</text:span><text:span text:style-name="T14_62"><text:s/></text:span><text:span text:style-name="T14_63">of</text:span><text:span text:style-name="T14_64"><text:s/></text:span><text:span text:style-name="T14_65">the</text:span><text:span text:style-name="T14_66"><text:s/></text:span><text:span text:style-name="T14_67">copyright</text:span><text:span text:style-name="T14_68"><text:s/></text:span><text:span text:style-name="T14_69">owner</text:span><text:span text:style-name="T14_70"><text:s/>(</text:span><text:span text:style-name="T14_71">please</text:span><text:span text:style-name="T14_72"><text:s/></text:span><text:span text:style-name="T14_73">attach</text:span><text:span text:style-name="T14_74"><text:s/></text:span><text:span text:style-name="T14_75">evidence</text:span><text:span text:style-name="T14_76"><text:s/></text:span><text:span text:style-name="T14_77">of</text:span><text:span text:style-name="T14_78"><text:s/></text:span><text:span text:style-name="T14_79">this</text:span><text:span text:style-name="T14_80">)<text:s/></text:span><text:span text:style-name="T14_81">and</text:span><text:span text:style-name="T14_82"><text:s/></text:span><text:span text:style-name="T14_83">that</text:span><text:span text:style-name="T14_84"><text:s/></text:span><text:span text:style-name="T14_85">the</text:span><text:span text:style-name="T14_86"><text:s/></text:span><text:span text:style-name="T14_87">material</text:span><text:span text:style-name="T14_88"><text:s/></text:span><text:span text:style-name="T14_89">is</text:span><text:span text:style-name="T14_90"><text:s/></text:span><text:span text:style-name="T14_91">clearly</text:span><text:span text:style-name="T14_92"><text:s/></text:span><text:span text:style-name="T14_93">identified</text:span><text:span text:style-name="T14_94"><text:s/></text:span><text:span text:style-name="T14_95">and</text:span><text:span text:style-name="T14_96"><text:s/></text:span><text:span text:style-name="T14_97">acknowledged</text:span><text:span text:style-name="T14_98"><text:s/></text:span><text:span text:style-name="T14_99">within</text:span><text:span text:style-name="T14_100"><text:s/></text:span><text:span text:style-name="T14_101">the</text:span><text:span text:style-name="T14_102"><text:s/></text:span><text:span text:style-name="T14_103">text</text:span><text:span text:style-name="T14_104">.<text:s/></text:span><text:span text:style-name="T14_105">We</text:span><text:span text:style-name="T14_106"><text:s/></text:span><text:span text:style-name="T14_107">also</text:span><text:span text:style-name="T14_108"><text:s/></text:span><text:span text:style-name="T14_109">promise</text:span><text:span text:style-name="T14_110"><text:s/></text:span><text:span text:style-name="T14_111">that</text:span><text:span text:style-name="T14_112"><text:s/></text:span><text:span text:style-name="T14_113">the</text:span><text:span text:style-name="T14_114"><text:s/></text:span><text:span text:style-name="T14_115">article</text:span><text:span text:style-name="T14_116"><text:s/></text:span><text:span text:style-name="T14_117">does</text:span><text:span text:style-name="T14_118"><text:s/></text:span><text:span text:style-name="T14_119">not</text:span><text:span text:style-name="T14_120">,<text:s/></text:span><text:span text:style-name="T14_121">to</text:span><text:span text:style-name="T14_122"><text:s/></text:span><text:span text:style-name="T14_123">the</text:span><text:span text:style-name="T14_124"><text:s/></text:span><text:span text:style-name="T14_125">best</text:span><text:span text:style-name="T14_126"><text:s/></text:span><text:span text:style-name="T14_127">of</text:span><text:span text:style-name="T14_128"><text:s/></text:span><text:span text:style-name="T14_129">our</text:span><text:span text:style-name="T14_130"><text:s/></text:span><text:span text:style-name="T14_131">knowledge</text:span><text:span text:style-name="T14_132">,<text:s/></text:span><text:span text:style-name="T14_133">contain</text:span><text:span text:style-name="T14_134"><text:s/></text:span><text:span text:style-name="T14_135">anything</text:span><text:span text:style-name="T14_136"><text:s/></text:span><text:span text:style-name="T14_137">which</text:span><text:span text:style-name="T14_138"><text:s/></text:span><text:span text:style-name="T14_139">is</text:span><text:span text:style-name="T14_140"><text:s/></text:span><text:span text:style-name="T14_141">libellous</text:span><text:span text:style-name="T14_142">,<text:s/></text:span><text:span text:style-name="T14_143">illegal</text:span><text:span text:style-name="T14_144">,<text:s/></text:span><text:span text:style-name="T14_145">or</text:span><text:span text:style-name="T14_146"><text:s/></text:span><text:span text:style-name="T14_147">infringes</text:span><text:span text:style-name="T14_148"><text:s/></text:span><text:span text:style-name="T14_149">anyone</text:span><text:span text:style-name="T14_150">’</text:span><text:span text:style-name="T14_151">s</text:span><text:span text:style-name="T14_152"><text:s/></text:span><text:span text:style-name="T14_153">copyright</text:span><text:span text:style-name="T14_154"><text:s/></text:span><text:span text:style-name="T14_155">or</text:span><text:span text:style-name="T14_156"><text:s/></text:span><text:span text:style-name="T14_157">other</text:span><text:span text:style-name="T14_158"><text:s/></text:span><text:span text:style-name="T14_159">rights</text:span><text:span text:style-name="T14_160">.<text:s/></text:span><text:span text:style-name="T14_161">We</text:span><text:span text:style-name="T14_162"><text:s/></text:span><text:span text:style-name="T14_163">will</text:span><text:span text:style-name="T14_164"><text:s/></text:span><text:span text:style-name="T14_165">indemnify</text:span><text:span text:style-name="T14_166"><text:s/></text:span><text:span text:style-name="T14_167">the</text:span><text:span text:style-name="T14_168"><text:s/></text:span><text:span text:style-name="T14_169">conference</text:span><text:span text:style-name="T14_170"><text:s/></text:span><text:span text:style-name="T14_171">organisers</text:span><text:span text:style-name="T14_172"><text:s/></text:span><text:span text:style-name="T14_173">against</text:span><text:span text:style-name="T14_174"><text:s/></text:span><text:span text:style-name="T14_175">all</text:span><text:span text:style-name="T14_176"><text:s/></text:span><text:span text:style-name="T14_177">losses</text:span><text:span text:style-name="T14_178"><text:s/></text:span><text:span text:style-name="T14_179">including</text:span><text:span text:style-name="T14_180"><text:s/></text:span><text:span text:style-name="T14_181">any</text:span><text:span text:style-name="T14_182"><text:s/></text:span><text:span text:style-name="T14_183">legal</text:span><text:span text:style-name="T14_184"><text:s/></text:span><text:span text:style-name="T14_185">costs</text:span><text:span text:style-name="T14_186"><text:s/></text:span><text:span text:style-name="T14_187">and</text:span><text:span text:style-name="T14_188"><text:s/></text:span><text:span text:style-name="T14_189">any</text:span><text:span text:style-name="T14_190"><text:s/></text:span><text:span text:style-name="T14_191">compensation</text:span><text:span text:style-name="T14_192"><text:s/></text:span><text:span text:style-name="T14_193">costs</text:span><text:span text:style-name="T14_194"><text:s/></text:span><text:span text:style-name="T14_195">and</text:span><text:span text:style-name="T14_196"><text:s/></text:span><text:span text:style-name="T14_197">disbursements</text:span><text:span text:style-name="T14_198"><text:s/></text:span><text:span text:style-name="T14_199">in</text:span><text:span text:style-name="T14_200"><text:s/></text:span><text:span text:style-name="T14_201">respect</text:span><text:span text:style-name="T14_202"><text:s/></text:span><text:span text:style-name="T14_203">of</text:span><text:span text:style-name="T14_204"><text:s/></text:span><text:span text:style-name="T14_205">any</text:span><text:span text:style-name="T14_206"><text:s/></text:span><text:span text:style-name="T14_207">breach</text:span><text:span text:style-name="T14_208"><text:s/></text:span><text:span text:style-name="T14_209">of</text:span><text:span text:style-name="T14_210"><text:s/></text:span><text:span text:style-name="T14_211">this</text:span><text:span text:style-name="T14_212"><text:s/></text:span><text:span text:style-name="T14_213">warranty</text:span><text:span text:style-name="T14_214">,<text:s/></text:span><text:span text:style-name="T14_215">or</text:span><text:span text:style-name="T14_216"><text:s/></text:span><text:span text:style-name="T14_217">of</text:span><text:span text:style-name="T14_218"><text:s/></text:span><text:span text:style-name="T14_219">any</text:span><text:span text:style-name="T14_220"><text:s/></text:span><text:span text:style-name="T14_221">claim</text:span><text:span text:style-name="T14_222"><text:s/></text:span><text:span text:style-name="T14_223">alleging</text:span><text:span text:style-name="T14_224"><text:s/></text:span><text:span text:style-name="T14_225">that</text:span><text:span text:style-name="T14_226"><text:s/></text:span><text:span text:style-name="T14_227">the</text:span><text:span text:style-name="T14_228"><text:s/></text:span><text:span text:style-name="T14_229">article</text:span><text:span text:style-name="T14_230"><text:s/></text:span><text:span text:style-name="T14_231">constitutes</text:span><text:span text:style-name="T14_232"><text:s/></text:span><text:span text:style-name="T14_233">a</text:span><text:span text:style-name="T14_234"><text:s/></text:span><text:span text:style-name="T14_235">breach</text:span><text:span text:style-name="T14_236"><text:s/></text:span><text:span text:style-name="T14_237">of</text:span><text:span text:style-name="T14_238"><text:s/></text:span><text:span text:style-name="T14_239">this</text:span><text:span text:style-name="T14_240"><text:s/></text:span><text:span text:style-name="T14_241">warranty</text:span><text:span text:style-name="T14_242">.</text:span></text:p>
      <text:p text:style-name="P15"/>
      <text:p text:style-name="P16"/>
      <text:p text:style-name="P17"><text:span text:style-name="T17_1">Signature</text:span><text:span text:style-name="T17_2">(</text:span><text:span text:style-name="T17_3">s</text:span><text:span text:style-name="T17_4">)<text:s/></text:span><text:span text:style-name="T17_5">of</text:span><text:span text:style-name="T17_6"><text:s/></text:span><text:span text:style-name="T17_7">Author</text:span><text:span text:style-name="T17_8">(</text:span><text:span text:style-name="T17_9">s</text:span><text:span text:style-name="T17_10">)……………………………………………..................<text:tab/></text:span><text:span text:style-name="T17_11">Date</text:span><text:span text:style-name="T17_12"><text:s/>……………..</text:span></text:p>
      <text:p text:style-name="P18"/>
      <text:p text:style-name="P19"><text:span text:style-name="T19_1">………………………………………………………</text:span><text:span text:style-name="T19_2">…</text:span><text:span text:style-name="T19_3">…………………………...<text:tab/></text:span><text:span text:style-name="T19_4">Date</text:span><text:span text:style-name="T19_5"><text:s/>……………..</text:span></text:p>
      <text:p text:style-name="P20"/>
      <text:p text:style-name="P21"><text:span text:style-name="T21_1">……………………………………………………………………………………...<text:tab/></text:span><text:span text:style-name="T21_2">Date</text:span><text:span text:style-name="T21_3"><text:s/>……………..</text:span></text:p>
      <text:p text:style-name="P22"/>
      <text:p text:style-name="P23"><text:span text:style-name="T23_1">……………………………………………………………………………………...<text:tab/></text:span><text:span text:style-name="T23_2">Date</text:span><text:span text:style-name="T23_3"><text:s/>……………..</text:span></text:p>
      <text:p text:style-name="P24"/>
      <text:p text:style-name="P25"><text:span text:style-name="T25_1">Note</text:span><text:span text:style-name="T25_2">:<text:s/></text:span><text:span text:style-name="T25_3">every</text:span><text:span text:style-name="T25_4"><text:s/></text:span><text:span text:style-name="T25_5">named</text:span><text:span text:style-name="T25_6"><text:s/></text:span><text:span text:style-name="T25_7">author</text:span><text:span text:style-name="T25_8"><text:s/></text:span><text:span text:style-name="T25_9">must</text:span><text:span text:style-name="T25_10"><text:s/></text:span><text:span text:style-name="T25_11">sign</text:span><text:span text:style-name="T25_12"><text:s/></text:span><text:span text:style-name="T25_13">this</text:span><text:span text:style-name="T25_14"><text:s/></text:span><text:span text:style-name="T25_15">form</text:span><text:span text:style-name="T25_16">,<text:s/></text:span><text:span text:style-name="T25_17">or</text:span><text:span text:style-name="T25_18"><text:s/></text:span><text:span text:style-name="T25_19">a</text:span><text:span text:style-name="T25_20"><text:s/></text:span><text:span text:style-name="T25_21">copy</text:span><text:span text:style-name="T25_22"><text:s/></text:span><text:span text:style-name="T25_23">of</text:span><text:span text:style-name="T25_24"><text:s/></text:span><text:span text:style-name="T25_25">it</text:span></text:p>
      <text:p text:style-name="P26"/>
      <text:p text:style-name="P27"><text:span text:style-name="T27_1">This</text:span><text:span text:style-name="T27_2"><text:s/></text:span><text:span text:style-name="T27_3">form</text:span><text:span text:style-name="T27_4"><text:s/></text:span><text:span text:style-name="T27_5">should</text:span><text:span text:style-name="T27_6"><text:s/></text:span><text:span text:style-name="T27_7">be</text:span><text:span text:style-name="T27_8"><text:s/></text:span><text:span text:style-name="T27_9">scanned</text:span><text:span text:style-name="T27_10"><text:s/></text:span><text:span text:style-name="T27_11">and</text:span><text:span text:style-name="T27_12"><text:s/></text:span><text:span text:style-name="T27_13">uploaded</text:span><text:span text:style-name="T27_14"><text:s/></text:span><text:span text:style-name="T27_15">to</text:span><text:span text:style-name="T27_16"><text:s/></text:span><text:span text:style-name="T27_17">the</text:span><text:span text:style-name="T27_18"><text:s/></text:span><text:span text:style-name="T27_19">EasyChair</text:span><text:span text:style-name="T27_20"><text:s/></text:span><text:span text:style-name="T27_21">with</text:span><text:span text:style-name="T27_22"><text:s/></text:span><text:span text:style-name="T27_23">your</text:span><text:span text:style-name="T27_24"><text:s/></text:span><text:span text:style-name="T27_25">full</text:span><text:span text:style-name="T27_26"><text:s/></text:span><text:span text:style-name="T27_27">paper</text:span><text:span text:style-name="T27_28">;<text:s/></text:span><text:span text:style-name="T27_29">or</text:span><text:span text:style-name="T27_30"><text:s/></text:span><text:span text:style-name="T27_31">emailed</text:span><text:span text:style-name="T27_32"><text:s/></text:span><text:span text:style-name="T27_33">to</text:span><text:span text:style-name="T27_34"><text:s/></text:span><text:span text:style-name="T27_35">k</text:span><text:span text:style-name="T27_36">.</text:span><text:span text:style-name="T27_37">c</text:span><text:span text:style-name="T27_38">.</text:span><text:span text:style-name="T27_39">ng</text:span><text:span text:style-name="T27_40">@</text:span><text:span text:style-name="T27_41">leeds</text:span><text:span text:style-name="T27_42">.</text:span><text:span text:style-name="T27_43">ac</text:span><text:span text:style-name="T27_44">.</text:span><text:span text:style-name="T27_45">uk</text:span></text:p>
      <text:p text:style-name="P28"/>
      <text:p text:style-name="P29"><text:span text:style-name="T29_1">If</text:span><text:span text:style-name="T29_2"><text:s/></text:span><text:span text:style-name="T29_3">you</text:span><text:span text:style-name="T29_4"><text:s/></text:span><text:span text:style-name="T29_5">are</text:span><text:span text:style-name="T29_6"><text:s/></text:span><text:span text:style-name="T29_7">not</text:span><text:span text:style-name="T29_8"><text:s/></text:span><text:span text:style-name="T29_9">able</text:span><text:span text:style-name="T29_10"><text:s/></text:span><text:span text:style-name="T29_11">to</text:span><text:span text:style-name="T29_12"><text:s/></text:span><text:span text:style-name="T29_13">provide</text:span><text:span text:style-name="T29_14"><text:s/></text:span><text:span text:style-name="T29_15">an</text:span><text:span text:style-name="T29_16"><text:s/></text:span><text:span text:style-name="T29_17">electronic</text:span><text:span text:style-name="T29_18"><text:s/></text:span><text:span text:style-name="T29_19">copy</text:span><text:span text:style-name="T29_20"><text:s/></text:span><text:span text:style-name="T29_21">of</text:span><text:span text:style-name="T29_22"><text:s/></text:span><text:span text:style-name="T29_23">the</text:span><text:span text:style-name="T29_24"><text:s/></text:span><text:span text:style-name="T29_25">form</text:span><text:span text:style-name="T29_26">,<text:s/></text:span><text:span text:style-name="T29_27">please</text:span><text:span text:style-name="T29_28"><text:s/></text:span><text:span text:style-name="T29_29">post</text:span><text:span text:style-name="T29_30"><text:s/></text:span><text:span text:style-name="T29_31">it</text:span><text:span text:style-name="T29_32"><text:s/></text:span><text:span text:style-name="T29_33">to</text:span><text:span text:style-name="T29_34">:</text:span></text:p>
      <text:p text:style-name="P30"><text:span text:style-name="T30_1">Dr</text:span><text:span text:style-name="T30_2">.<text:s/></text:span><text:span text:style-name="T30_3">Kia</text:span><text:span text:style-name="T30_4"><text:s/></text:span><text:span text:style-name="T30_5">Ng</text:span></text:p>
      <text:p text:style-name="P31"><text:span text:style-name="T31_1">ICSRiM</text:span><text:span text:style-name="T31_2"><text:s/>–<text:s/></text:span><text:span text:style-name="T31_3">University</text:span><text:span text:style-name="T31_4"><text:s/></text:span><text:span text:style-name="T31_5">of</text:span><text:span text:style-name="T31_6"><text:s/></text:span><text:span text:style-name="T31_7">Leeds</text:span><text:span text:style-name="T31_8">,</text:span></text:p>
      <text:p text:style-name="P32"><text:span text:style-name="T32_1">School</text:span><text:span text:style-name="T32_2"><text:s/></text:span><text:span text:style-name="T32_3">of</text:span><text:span text:style-name="T32_4"><text:s/></text:span><text:span text:style-name="T32_5">Music</text:span><text:span text:style-name="T32_6">,</text:span></text:p>
      <text:p text:style-name="P33"><text:span text:style-name="T33_1">Leeds</text:span><text:span text:style-name="T33_2"><text:s/></text:span><text:span text:style-name="T33_3">LS</text:span><text:span text:style-name="T33_4">2<text:s/>9</text:span><text:span text:style-name="T33_5">JT</text:span><text:span text:style-name="T33_6">,<text:s/></text:span><text:span text:style-name="T33_7">UK</text:span></text:p>
      <text:p text:style-name="P34"/>
      <text:p text:style-name="P35"><text:span text:style-name="T35_1">Please</text:span><text:span text:style-name="T35_2"><text:s/></text:span><text:span text:style-name="T35_3">ensure</text:span><text:span text:style-name="T35_4"><text:s/></text:span><text:span text:style-name="T35_5">you</text:span><text:span text:style-name="T35_6"><text:s/></text:span><text:span text:style-name="T35_7">post</text:span><text:span text:style-name="T35_8"><text:s/></text:span><text:span text:style-name="T35_9">it</text:span><text:span text:style-name="T35_10"><text:s/></text:span><text:span text:style-name="T35_11">in</text:span><text:span text:style-name="T35_12"><text:s/></text:span><text:span text:style-name="T35_13">time</text:span><text:span text:style-name="T35_14"><text:s/></text:span><text:span text:style-name="T35_15">to</text:span><text:span text:style-name="T35_16"><text:s/></text:span><text:span text:style-name="T35_17">arrive</text:span><text:span text:style-name="T35_18"><text:s/></text:span><text:span text:style-name="T35_19">by</text:span><text:span text:style-name="T35_20"><text:s/></text:span><text:span text:style-name="T35_21">the</text:span><text:span text:style-name="T35_22"><text:s/></text:span><text:span text:style-name="T35_23">due</text:span><text:span text:style-name="T35_24"><text:s/></text:span><text:span text:style-name="T35_25">date</text:span><text:span text:style-name="T35_26">,</text:span><text:span text:style-name="T35_27"><text:s/></text:span><text:span text:style-name="T35_28">Friday</text:span><text:span text:style-name="T35_29"><text:s/>10</text:span><text:span text:style-name="T35_30">th</text:span><text:span text:style-name="T35_31"><text:s/></text:span><text:span text:style-name="T35_32">May</text:span><text:span text:style-name="T35_33"><text:s/>2015.</text:span></text:p>
      <text:p text:style-name="P36"><text:span text:style-name="T36_1">Or</text:span><text:span text:style-name="T36_2"><text:s/></text:span><text:span text:style-name="T36_3">fax</text:span><text:span text:style-name="T36_4"><text:s/></text:span><text:span text:style-name="T36_5">it</text:span><text:span text:style-name="T36_6"><text:s/></text:span><text:span text:style-name="T36_7">to</text:span><text:span text:style-name="T36_8">:<text:s/></text:span><text:span text:style-name="T36_9">0113<text:s/>343<text:s/>2586<text:s/></text:span><text:span text:style-name="T36_10">(</text:span><text:span text:style-name="T36_11">UK</text:span><text:span text:style-name="T36_12">)<text:s/></text:span><text:span text:style-name="T36_13">or</text:span><text:span text:style-name="T36_14"><text:s/></text:span><text:span text:style-name="T36_15">+44<text:s/>113<text:s/>343<text:s/>2586<text:s/></text:span><text:span text:style-name="T36_16">(</text:span><text:span text:style-name="T36_17">international</text:span><text:span text:style-name="T36_18">).<text:s/></text:span><text:span text:style-name="T36_19">Please</text:span><text:span text:style-name="T36_20"><text:s/></text:span><text:span text:style-name="T36_21">add</text:span><text:span text:style-name="T36_22"><text:s/></text:span><text:span text:style-name="T36_23">a</text:span><text:span text:style-name="T36_24"><text:s/></text:span><text:span text:style-name="T36_25">note</text:span><text:span text:style-name="T36_26"><text:s/></text:span><text:span text:style-name="T36_27">on</text:span><text:span text:style-name="T36_28"><text:s/></text:span><text:span text:style-name="T36_29">top</text:span><text:span text:style-name="T36_30"><text:s/></text:span><text:span text:style-name="T36_31">of</text:span><text:span text:style-name="T36_32"><text:s/></text:span><text:span text:style-name="T36_33">the</text:span><text:span text:style-name="T36_34"><text:s/></text:span><text:span text:style-name="T36_35">fax</text:span><text:span text:style-name="T36_36">:<text:s/>“</text:span><text:span text:style-name="T36_37">ATTN</text:span><text:span text:style-name="T36_38">:<text:s/></text:span><text:span text:style-name="T36_39">Dr</text:span><text:span text:style-name="T36_40"><text:s/></text:span><text:span text:style-name="T36_41">Kia</text:span><text:span text:style-name="T36_42"><text:s/></text:span><text:span text:style-name="T36_43">Ng</text:span><text:span text:style-name="T36_44">”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